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0/Configurations2/statusbar/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statusbar/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Pictures/2000012600004D40000039D63259684B.svm"/>
  <manifest:file-entry manifest:media-type="" manifest:full-path="Pictures/200002A900004D400000319300DE438F.svm"/>
  <manifest:file-entry manifest:media-type="" manifest:full-path="Pictures/2000008C00004D4000002950C7A0983F.svm"/>
  <manifest:file-entry manifest:media-type="" manifest:full-path="Pictures/2000013A00004D40000039D60E863803.svm"/>
  <manifest:file-entry manifest:media-type="" manifest:full-path="Pictures/2000022100004D40000031930F0F97DF.svm"/>
  <manifest:file-entry manifest:media-type="" manifest:full-path="Pictures/2000013800004D4000003193F4B78588.svm"/>
  <manifest:file-entry manifest:media-type="" manifest:full-path="Pictures/200001B300004D4000003193485BB9A6.svm"/>
  <manifest:file-entry manifest:media-type="" manifest:full-path="Pictures/2000008C00004D4000001B8BF0395534.svm"/>
  <manifest:file-entry manifest:media-type="" manifest:full-path="Pictures/200001BC00004D400000319322917837.svm"/>
  <manifest:file-entry manifest:media-type="" manifest:full-path="Pictures/2000034B00004D40000031930BD29A70.svm"/>
  <manifest:file-entry manifest:media-type="" manifest:full-path="Pictures/"/>
  <manifest:file-entry manifest:media-type="" manifest:full-path="Object 43/Configurations2/statusbar/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accelerator/current.xml"/>
  <manifest:file-entry manifest:media-type="" manifest:full-path="Object 45/Configurations2/accelerato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statusbar/"/>
  <manifest:file-entry manifest:media-type="" manifest:full-path="Object 48/Configurations2/accelerator/current.xml"/>
  <manifest:file-entry manifest:media-type="" manifest:full-path="Object 48/Configurations2/accelerato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statusbar/"/>
  <manifest:file-entry manifest:media-type="" manifest:full-path="Object 49/Configurations2/accelerator/current.xml"/>
  <manifest:file-entry manifest:media-type="" manifest:full-path="Object 49/Configurations2/accelerato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binary" manifest:full-path="layout-cache"/>
  <manifest:file-entry manifest:media-type="text/xml" manifest:full-path="content.xml"/>
  <manifest:file-entry manifest:media-type="" manifest:full-path="Object 50/Configurations2/statusbar/"/>
  <manifest:file-entry manifest:media-type="" manifest:full-path="Object 50/Configurations2/accelerator/current.xml"/>
  <manifest:file-entry manifest:media-type="" manifest:full-path="Object 50/Configurations2/accelerato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statusbar/"/>
  <manifest:file-entry manifest:media-type="" manifest:full-path="Object 51/Configurations2/accelerator/current.xml"/>
  <manifest:file-entry manifest:media-type="" manifest:full-path="Object 51/Configurations2/accelerato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statusbar/"/>
  <manifest:file-entry manifest:media-type="" manifest:full-path="Object 52/Configurations2/accelerator/current.xml"/>
  <manifest:file-entry manifest:media-type="" manifest:full-path="Object 52/Configurations2/accelerato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statusbar/"/>
  <manifest:file-entry manifest:media-type="" manifest:full-path="Object 53/Configurations2/accelerator/current.xml"/>
  <manifest:file-entry manifest:media-type="" manifest:full-path="Object 53/Configurations2/accelerato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accelerator/current.xml"/>
  <manifest:file-entry manifest:media-type="" manifest:full-path="Object 54/Configurations2/accelerato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statusbar/"/>
  <manifest:file-entry manifest:media-type="" manifest:full-path="Object 55/Configurations2/accelerator/current.xml"/>
  <manifest:file-entry manifest:media-type="" manifest:full-path="Object 55/Configurations2/accelerato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statusbar/"/>
  <manifest:file-entry manifest:media-type="" manifest:full-path="Object 56/Configurations2/accelerator/current.xml"/>
  <manifest:file-entry manifest:media-type="" manifest:full-path="Object 56/Configurations2/accelerato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statusbar/"/>
  <manifest:file-entry manifest:media-type="" manifest:full-path="Object 57/Configurations2/accelerator/current.xml"/>
  <manifest:file-entry manifest:media-type="" manifest:full-path="Object 57/Configurations2/accelerato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statusbar/"/>
  <manifest:file-entry manifest:media-type="" manifest:full-path="Object 58/Configurations2/accelerator/current.xml"/>
  <manifest:file-entry manifest:media-type="" manifest:full-path="Object 58/Configurations2/accelerato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progressbar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statusbar/"/>
  <manifest:file-entry manifest:media-type="" manifest:full-path="Object 59/Configurations2/accelerator/current.xml"/>
  <manifest:file-entry manifest:media-type="" manifest:full-path="Object 59/Configurations2/accelerato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application/rdf+xml" manifest:full-path="manifest.rdf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" manifest:full-path="ObjectReplacements/Object 62"/>
  <manifest:file-entry manifest:media-type="" manifest:full-path="ObjectReplacements/Object 63"/>
  <manifest:file-entry manifest:media-type="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" manifest:full-path="Object 60/Configurations2/statusbar/"/>
  <manifest:file-entry manifest:media-type="" manifest:full-path="Object 60/Configurations2/accelerator/current.xml"/>
  <manifest:file-entry manifest:media-type="" manifest:full-path="Object 60/Configurations2/accelerato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progressbar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statusbar/"/>
  <manifest:file-entry manifest:media-type="" manifest:full-path="Object 61/Configurations2/accelerator/current.xml"/>
  <manifest:file-entry manifest:media-type="" manifest:full-path="Object 61/Configurations2/accelerato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progressbar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statusbar/"/>
  <manifest:file-entry manifest:media-type="" manifest:full-path="Object 62/Configurations2/accelerator/current.xml"/>
  <manifest:file-entry manifest:media-type="" manifest:full-path="Object 62/Configurations2/accelerato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statusbar/"/>
  <manifest:file-entry manifest:media-type="" manifest:full-path="Object 63/Configurations2/accelerator/current.xml"/>
  <manifest:file-entry manifest:media-type="" manifest:full-path="Object 63/Configurations2/accelerato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progressbar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statusbar/"/>
  <manifest:file-entry manifest:media-type="" manifest:full-path="Object 64/Configurations2/accelerator/current.xml"/>
  <manifest:file-entry manifest:media-type="" manifest:full-path="Object 64/Configurations2/accelerato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progressbar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statusbar/"/>
  <manifest:file-entry manifest:media-type="" manifest:full-path="Object 65/Configurations2/accelerator/current.xml"/>
  <manifest:file-entry manifest:media-type="" manifest:full-path="Object 65/Configurations2/accelerato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progressbar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statusbar/"/>
  <manifest:file-entry manifest:media-type="" manifest:full-path="Object 66/Configurations2/accelerator/current.xml"/>
  <manifest:file-entry manifest:media-type="" manifest:full-path="Object 66/Configurations2/accelerato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progressbar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statusbar/"/>
  <manifest:file-entry manifest:media-type="" manifest:full-path="Object 67/Configurations2/accelerator/current.xml"/>
  <manifest:file-entry manifest:media-type="" manifest:full-path="Object 67/Configurations2/accelerato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progressbar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statusbar/"/>
  <manifest:file-entry manifest:media-type="" manifest:full-path="Object 68/Configurations2/accelerator/current.xml"/>
  <manifest:file-entry manifest:media-type="" manifest:full-path="Object 68/Configurations2/accelerato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progressbar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9/Configurations2/statusbar/"/>
  <manifest:file-entry manifest:media-type="" manifest:full-path="Object 69/Configurations2/accelerator/current.xml"/>
  <manifest:file-entry manifest:media-type="" manifest:full-path="Object 69/Configurations2/accelerato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progressbar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0/Configurations2/statusbar/"/>
  <manifest:file-entry manifest:media-type="" manifest:full-path="Object 70/Configurations2/accelerator/current.xml"/>
  <manifest:file-entry manifest:media-type="" manifest:full-path="Object 70/Configurations2/accelerato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progressbar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71/Configurations2/statusbar/"/>
  <manifest:file-entry manifest:media-type="" manifest:full-path="Object 71/Configurations2/accelerator/current.xml"/>
  <manifest:file-entry manifest:media-type="" manifest:full-path="Object 71/Configurations2/accelerator/"/>
  <manifest:file-entry manifest:media-type="" manifest:full-path="Object 71/Configurations2/floater/"/>
  <manifest:file-entry manifest:media-type="" manifest:full-path="Object 71/Configurations2/popupmenu/"/>
  <manifest:file-entry manifest:media-type="" manifest:full-path="Object 71/Configurations2/progressbar/"/>
  <manifest:file-entry manifest:media-type="" manifest:full-path="Object 71/Configurations2/menubar/"/>
  <manifest:file-entry manifest:media-type="" manifest:full-path="Object 71/Configurations2/toolbar/"/>
  <manifest:file-entry manifest:media-type="" manifest:full-path="Object 71/Configurations2/images/Bitmaps/"/>
  <manifest:file-entry manifest:media-type="" manifest:full-path="Object 71/Configurations2/images/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72/Configurations2/statusbar/"/>
  <manifest:file-entry manifest:media-type="" manifest:full-path="Object 72/Configurations2/accelerator/current.xml"/>
  <manifest:file-entry manifest:media-type="" manifest:full-path="Object 72/Configurations2/accelerator/"/>
  <manifest:file-entry manifest:media-type="" manifest:full-path="Object 72/Configurations2/floater/"/>
  <manifest:file-entry manifest:media-type="" manifest:full-path="Object 72/Configurations2/popupmenu/"/>
  <manifest:file-entry manifest:media-type="" manifest:full-path="Object 72/Configurations2/progressbar/"/>
  <manifest:file-entry manifest:media-type="" manifest:full-path="Object 72/Configurations2/menubar/"/>
  <manifest:file-entry manifest:media-type="" manifest:full-path="Object 72/Configurations2/toolbar/"/>
  <manifest:file-entry manifest:media-type="" manifest:full-path="Object 72/Configurations2/images/Bitmaps/"/>
  <manifest:file-entry manifest:media-type="" manifest:full-path="Object 72/Configurations2/images/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73/Configurations2/statusbar/"/>
  <manifest:file-entry manifest:media-type="" manifest:full-path="Object 73/Configurations2/accelerator/current.xml"/>
  <manifest:file-entry manifest:media-type="" manifest:full-path="Object 73/Configurations2/accelerator/"/>
  <manifest:file-entry manifest:media-type="" manifest:full-path="Object 73/Configurations2/floater/"/>
  <manifest:file-entry manifest:media-type="" manifest:full-path="Object 73/Configurations2/popupmenu/"/>
  <manifest:file-entry manifest:media-type="" manifest:full-path="Object 73/Configurations2/progressbar/"/>
  <manifest:file-entry manifest:media-type="" manifest:full-path="Object 73/Configurations2/menubar/"/>
  <manifest:file-entry manifest:media-type="" manifest:full-path="Object 73/Configurations2/toolbar/"/>
  <manifest:file-entry manifest:media-type="" manifest:full-path="Object 73/Configurations2/images/Bitmaps/"/>
  <manifest:file-entry manifest:media-type="" manifest:full-path="Object 73/Configurations2/images/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74/Configurations2/statusbar/"/>
  <manifest:file-entry manifest:media-type="" manifest:full-path="Object 74/Configurations2/accelerator/current.xml"/>
  <manifest:file-entry manifest:media-type="" manifest:full-path="Object 74/Configurations2/accelerator/"/>
  <manifest:file-entry manifest:media-type="" manifest:full-path="Object 74/Configurations2/floater/"/>
  <manifest:file-entry manifest:media-type="" manifest:full-path="Object 74/Configurations2/popupmenu/"/>
  <manifest:file-entry manifest:media-type="" manifest:full-path="Object 74/Configurations2/progressbar/"/>
  <manifest:file-entry manifest:media-type="" manifest:full-path="Object 74/Configurations2/menubar/"/>
  <manifest:file-entry manifest:media-type="" manifest:full-path="Object 74/Configurations2/toolbar/"/>
  <manifest:file-entry manifest:media-type="" manifest:full-path="Object 74/Configurations2/images/Bitmaps/"/>
  <manifest:file-entry manifest:media-type="" manifest:full-path="Object 74/Configurations2/images/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75/Configurations2/statusbar/"/>
  <manifest:file-entry manifest:media-type="" manifest:full-path="Object 75/Configurations2/accelerator/current.xml"/>
  <manifest:file-entry manifest:media-type="" manifest:full-path="Object 75/Configurations2/accelerato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progressbar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76/Configurations2/statusbar/"/>
  <manifest:file-entry manifest:media-type="" manifest:full-path="Object 76/Configurations2/accelerator/current.xml"/>
  <manifest:file-entry manifest:media-type="" manifest:full-path="Object 76/Configurations2/accelerator/"/>
  <manifest:file-entry manifest:media-type="" manifest:full-path="Object 76/Configurations2/floater/"/>
  <manifest:file-entry manifest:media-type="" manifest:full-path="Object 76/Configurations2/popupmenu/"/>
  <manifest:file-entry manifest:media-type="" manifest:full-path="Object 76/Configurations2/progressbar/"/>
  <manifest:file-entry manifest:media-type="" manifest:full-path="Object 76/Configurations2/menubar/"/>
  <manifest:file-entry manifest:media-type="" manifest:full-path="Object 76/Configurations2/toolbar/"/>
  <manifest:file-entry manifest:media-type="" manifest:full-path="Object 76/Configurations2/images/Bitmaps/"/>
  <manifest:file-entry manifest:media-type="" manifest:full-path="Object 76/Configurations2/images/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77/Configurations2/statusbar/"/>
  <manifest:file-entry manifest:media-type="" manifest:full-path="Object 77/Configurations2/accelerator/current.xml"/>
  <manifest:file-entry manifest:media-type="" manifest:full-path="Object 77/Configurations2/accelerator/"/>
  <manifest:file-entry manifest:media-type="" manifest:full-path="Object 77/Configurations2/floater/"/>
  <manifest:file-entry manifest:media-type="" manifest:full-path="Object 77/Configurations2/popupmenu/"/>
  <manifest:file-entry manifest:media-type="" manifest:full-path="Object 77/Configurations2/progressbar/"/>
  <manifest:file-entry manifest:media-type="" manifest:full-path="Object 77/Configurations2/menubar/"/>
  <manifest:file-entry manifest:media-type="" manifest:full-path="Object 77/Configurations2/toolbar/"/>
  <manifest:file-entry manifest:media-type="" manifest:full-path="Object 77/Configurations2/images/Bitmaps/"/>
  <manifest:file-entry manifest:media-type="" manifest:full-path="Object 77/Configurations2/images/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78/Configurations2/statusbar/"/>
  <manifest:file-entry manifest:media-type="" manifest:full-path="Object 78/Configurations2/accelerator/current.xml"/>
  <manifest:file-entry manifest:media-type="" manifest:full-path="Object 78/Configurations2/accelerator/"/>
  <manifest:file-entry manifest:media-type="" manifest:full-path="Object 78/Configurations2/floater/"/>
  <manifest:file-entry manifest:media-type="" manifest:full-path="Object 78/Configurations2/popupmenu/"/>
  <manifest:file-entry manifest:media-type="" manifest:full-path="Object 78/Configurations2/progressbar/"/>
  <manifest:file-entry manifest:media-type="" manifest:full-path="Object 78/Configurations2/menubar/"/>
  <manifest:file-entry manifest:media-type="" manifest:full-path="Object 78/Configurations2/toolbar/"/>
  <manifest:file-entry manifest:media-type="" manifest:full-path="Object 78/Configurations2/images/Bitmaps/"/>
  <manifest:file-entry manifest:media-type="" manifest:full-path="Object 78/Configurations2/images/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79/Configurations2/statusbar/"/>
  <manifest:file-entry manifest:media-type="" manifest:full-path="Object 79/Configurations2/accelerator/current.xml"/>
  <manifest:file-entry manifest:media-type="" manifest:full-path="Object 79/Configurations2/accelerator/"/>
  <manifest:file-entry manifest:media-type="" manifest:full-path="Object 79/Configurations2/floater/"/>
  <manifest:file-entry manifest:media-type="" manifest:full-path="Object 79/Configurations2/popupmenu/"/>
  <manifest:file-entry manifest:media-type="" manifest:full-path="Object 79/Configurations2/progressbar/"/>
  <manifest:file-entry manifest:media-type="" manifest:full-path="Object 79/Configurations2/menubar/"/>
  <manifest:file-entry manifest:media-type="" manifest:full-path="Object 79/Configurations2/toolbar/"/>
  <manifest:file-entry manifest:media-type="" manifest:full-path="Object 79/Configurations2/images/Bitmaps/"/>
  <manifest:file-entry manifest:media-type="" manifest:full-path="Object 79/Configurations2/images/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Object 80/Configurations2/statusbar/"/>
  <manifest:file-entry manifest:media-type="" manifest:full-path="Object 80/Configurations2/accelerator/current.xml"/>
  <manifest:file-entry manifest:media-type="" manifest:full-path="Object 80/Configurations2/accelerator/"/>
  <manifest:file-entry manifest:media-type="" manifest:full-path="Object 80/Configurations2/floater/"/>
  <manifest:file-entry manifest:media-type="" manifest:full-path="Object 80/Configurations2/popupmenu/"/>
  <manifest:file-entry manifest:media-type="" manifest:full-path="Object 80/Configurations2/progressbar/"/>
  <manifest:file-entry manifest:media-type="" manifest:full-path="Object 80/Configurations2/menubar/"/>
  <manifest:file-entry manifest:media-type="" manifest:full-path="Object 80/Configurations2/toolbar/"/>
  <manifest:file-entry manifest:media-type="" manifest:full-path="Object 80/Configurations2/images/Bitmaps/"/>
  <manifest:file-entry manifest:media-type="" manifest:full-path="Object 80/Configurations2/images/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81/Configurations2/statusbar/"/>
  <manifest:file-entry manifest:media-type="" manifest:full-path="Object 81/Configurations2/accelerator/current.xml"/>
  <manifest:file-entry manifest:media-type="" manifest:full-path="Object 81/Configurations2/accelerator/"/>
  <manifest:file-entry manifest:media-type="" manifest:full-path="Object 81/Configurations2/floater/"/>
  <manifest:file-entry manifest:media-type="" manifest:full-path="Object 81/Configurations2/popupmenu/"/>
  <manifest:file-entry manifest:media-type="" manifest:full-path="Object 81/Configurations2/progressbar/"/>
  <manifest:file-entry manifest:media-type="" manifest:full-path="Object 81/Configurations2/menubar/"/>
  <manifest:file-entry manifest:media-type="" manifest:full-path="Object 81/Configurations2/toolbar/"/>
  <manifest:file-entry manifest:media-type="" manifest:full-path="Object 81/Configurations2/images/Bitmaps/"/>
  <manifest:file-entry manifest:media-type="" manifest:full-path="Object 81/Configurations2/images/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82/Configurations2/statusbar/"/>
  <manifest:file-entry manifest:media-type="" manifest:full-path="Object 82/Configurations2/accelerator/current.xml"/>
  <manifest:file-entry manifest:media-type="" manifest:full-path="Object 82/Configurations2/accelerator/"/>
  <manifest:file-entry manifest:media-type="" manifest:full-path="Object 82/Configurations2/floater/"/>
  <manifest:file-entry manifest:media-type="" manifest:full-path="Object 82/Configurations2/popupmenu/"/>
  <manifest:file-entry manifest:media-type="" manifest:full-path="Object 82/Configurations2/progressbar/"/>
  <manifest:file-entry manifest:media-type="" manifest:full-path="Object 82/Configurations2/menubar/"/>
  <manifest:file-entry manifest:media-type="" manifest:full-path="Object 82/Configurations2/toolbar/"/>
  <manifest:file-entry manifest:media-type="" manifest:full-path="Object 82/Configurations2/images/Bitmaps/"/>
  <manifest:file-entry manifest:media-type="" manifest:full-path="Object 82/Configurations2/images/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>
        <style:tab-stops>
          <style:tab-stop style:position="6.0335in"/>
        </style:tab-stops>
      </style:paragraph-properties>
    </style:style>
    <style:style style:name="P3" style:family="paragraph" style:parent-style-name="Standard" style:list-style-name="">
      <style:paragraph-properties style:text-autospace="none">
        <style:tab-stops>
          <style:tab-stop style:position="6.0335in"/>
        </style:tab-stops>
      </style:paragraph-properties>
    </style:style>
    <style:style style:name="P4" style:family="paragraph" style:parent-style-name="Standard">
      <style:paragraph-properties fo:margin-left="0in" fo:margin-right="-0.0835in" fo:text-indent="0in" style:auto-text-indent="fals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ny Kelman</text:p>
      <text:p text:style-name="Standard">ME 233 – Homework 10</text:p>
      <text:p text:style-name="Standard"/>
      <text:p text:style-name="Standard">1.a)</text:p>
      <text:p text:style-name="Standard"><draw:frame draw:style-name="fr5" draw:name="Object8" text:anchor-type="as-char" svg:width="3.5339in" svg:height="0.4902in" draw:z-index="0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Standard"><draw:frame draw:style-name="fr5" draw:name="Object1" text:anchor-type="as-char" svg:width="4.0772in" svg:height="0.539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Standard"><draw:frame draw:style-name="fr5" draw:name="Object2" text:anchor-type="as-char" svg:width="4.4898in" svg:height="0.2091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Standard"><draw:frame draw:style-name="fr5" draw:name="Object3" text:anchor-type="as-char" svg:width="5.4256in" svg:height="0.3929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Standard"><draw:frame draw:style-name="fr5" draw:name="Object4" text:anchor-type="as-char" svg:width="6.6484in" svg:height="0.2327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Standard"><draw:frame draw:style-name="fr1" draw:name="graphics1" text:anchor-type="paragraph" svg:x="0in" svg:y="0.0425in" svg:width="6.9252in" svg:height="2.4681in" draw:z-index="5"><draw:image xlink:href="Pictures/2000008C00004D4000001B8BF0395534.svm" xlink:type="simple" xlink:show="embed" xlink:actuate="onLoad"/></draw:frame><draw:frame draw:style-name="fr5" draw:name="Object5" text:anchor-type="as-char" svg:width="2.5992in" svg:height="0.2091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2" text:anchor-type="paragraph" svg:x="0in" svg:y="0.1583in" svg:width="6.9252in" svg:height="4.4437in" draw:z-index="11"><draw:image xlink:href="Pictures/200001B300004D4000003193485BB9A6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Object6" text:anchor-type="as-char" svg:width="6.6425in" svg:height="0.2366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Standard"><text:soft-page-break/><draw:frame draw:style-name="fr5" draw:name="Object11" text:anchor-type="as-char" svg:width="6.6201in" svg:height="0.1839in" draw:z-index="3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Standard"><draw:frame draw:style-name="fr5" draw:name="Object7" text:anchor-type="as-char" svg:width="6.8035in" svg:height="0.2091in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Standard"><draw:frame draw:style-name="fr5" draw:name="Object9" text:anchor-type="as-char" svg:width="5.1744in" svg:height="0.1839in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Standard">1.b)</text:p>
      <text:p text:style-name="Standard"><draw:frame draw:style-name="fr5" draw:name="Object10" text:anchor-type="as-char" svg:width="5.1701in" svg:height="0.3929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Standard"><draw:frame draw:style-name="fr5" draw:name="Object12" text:anchor-type="as-char" svg:width="6.3984in" svg:height="0.2091in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Standard"><draw:frame draw:style-name="fr1" draw:name="graphics3" text:anchor-type="paragraph" svg:x="0in" svg:y="0.1902in" svg:width="6.9252in" svg:height="4.4437in" draw:z-index="12"><draw:image xlink:href="Pictures/200001BC00004D400000319322917837.svm" xlink:type="simple" xlink:show="embed" xlink:actuate="onLoad"/></draw:frame><draw:frame draw:style-name="fr5" draw:name="Object13" text:anchor-type="as-char" svg:width="6.4102in" svg:height="0.4402in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Object14" text:anchor-type="as-char" svg:width="6.8244in" svg:height="0.2091in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Standard"><draw:frame draw:style-name="fr5" draw:name="Object15" text:anchor-type="as-char" svg:width="6.8173in" svg:height="0.1839in" draw:z-index="17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Standard"><draw:frame draw:style-name="fr5" draw:name="Object16" text:anchor-type="as-char" svg:width="3.3929in" svg:height="0.1839in" draw:z-index="18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Standard">1.c)</text:p>
      <text:p text:style-name="Standard"><draw:frame draw:style-name="fr5" draw:name="Object17" text:anchor-type="as-char" svg:width="6.8445in" svg:height="0.2075in" draw:z-index="19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Standard"><draw:frame draw:style-name="fr5" draw:name="Object18" text:anchor-type="as-char" svg:width="6.6799in" svg:height="0.2091in" draw:z-index="20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Standard"><draw:frame draw:style-name="fr5" draw:name="Object19" text:anchor-type="as-char" svg:width="2.6929in" svg:height="0.1839in" draw:z-index="21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Standard">1.d)</text:p>
      <text:p text:style-name="Standard"><draw:frame draw:style-name="fr5" draw:name="Object20" text:anchor-type="as-char" svg:width="6.7299in" svg:height="0.2091in" draw:z-index="22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Standard"><draw:frame draw:style-name="fr5" draw:name="Object21" text:anchor-type="as-char" svg:width="6.8772in" svg:height="0.2091in" draw:z-index="23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Standard"><draw:frame draw:style-name="fr5" draw:name="Object22" text:anchor-type="as-char" svg:width="6.6346in" svg:height="0.1839in" draw:z-index="24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Standard"><draw:frame draw:style-name="fr5" draw:name="Object23" text:anchor-type="as-char" svg:width="6.6555in" svg:height="0.1839in" draw:z-index="25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Standard"><draw:frame draw:style-name="fr5" draw:name="Object24" text:anchor-type="as-char" svg:width="6.6161in" svg:height="0.1839in" draw:z-index="26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Standard"><draw:frame draw:style-name="fr5" draw:name="Object25" text:anchor-type="as-char" svg:width="6.7193in" svg:height="0.1839in" draw:z-index="27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Standard"><draw:frame draw:style-name="fr5" draw:name="Object26" text:anchor-type="as-char" svg:width="6.65in" svg:height="0.2091in" draw:z-index="28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Standard"><draw:frame draw:style-name="fr5" draw:name="Object27" text:anchor-type="as-char" svg:width="4.848in" svg:height="0.1839in" draw:z-index="29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Standard"/>
      <text:p text:style-name="Standard"><draw:frame draw:style-name="fr2" draw:name="graphics5" text:anchor-type="paragraph" svg:x="0in" svg:y="4.7252in" svg:width="6.9252in" svg:height="4.4437in" draw:z-index="31"><draw:image xlink:href="Pictures/2000022100004D40000031930F0F97DF.svm" xlink:type="simple" xlink:show="embed" xlink:actuate="onLoad"/></draw:frame><draw:frame draw:style-name="fr3" draw:name="graphics4" text:anchor-type="paragraph" svg:width="6.9252in" svg:height="4.4437in" draw:z-index="14"><draw:image xlink:href="Pictures/2000034B00004D40000031930BD29A70.svm" xlink:type="simple" xlink:show="embed" xlink:actuate="onLoad"/></draw:frame><text:soft-page-break/></text:p>
      <text:p text:style-name="Standard"/>
      <text:p text:style-name="Standard"><draw:frame draw:style-name="fr2" draw:name="graphics7" text:anchor-type="paragraph" svg:x="0in" svg:y="4.3311in" svg:width="6.9252in" svg:height="3.7028in" draw:z-index="33"><draw:image xlink:href="Pictures/2000008C00004D4000002950C7A0983F.svm" xlink:type="simple" xlink:show="embed" xlink:actuate="onLoad"/></draw:frame><draw:frame draw:style-name="fr3" draw:name="graphics6" text:anchor-type="paragraph" svg:width="6.9252in" svg:height="4.4437in" draw:z-index="32"><draw:image xlink:href="Pictures/200002A900004D400000319300DE438F.svm" xlink:type="simple" xlink:show="embed" xlink:actuate="onLoad"/></draw:frame><text:soft-page-break/></text:p>
      <text:p text:style-name="Standard">2.a)</text:p>
      <text:p text:style-name="Standard"><draw:frame draw:style-name="fr5" draw:name="Object28" text:anchor-type="as-char" svg:width="3.9256in" svg:height="0.4835in" draw:z-index="36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Standard"><draw:frame draw:style-name="fr5" draw:name="Object29" text:anchor-type="as-char" svg:width="5.6201in" svg:height="0.4535in" draw:z-index="37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Standard"><text:soft-page-break/>2.b)<draw:frame draw:style-name="fr5" draw:name="Object30" text:anchor-type="as-char" svg:width="6.4807in" svg:height="0.2327in" draw:z-index="76"><draw:object xlink:href="./Object 30" xlink:type="simple" xlink:show="embed" xlink:actuate="onLoad"/><draw:image xlink:href="./ObjectReplacements/Object 30" xlink:type="simple" xlink:show="embed" xlink:actuate="onLoad"/></draw:frame></text:p>
      <text:p text:style-name="Standard"><draw:frame draw:style-name="fr5" draw:name="Object31" text:anchor-type="as-char" svg:width="5.3181in" svg:height="0.2346in" draw:z-index="34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Standard"><draw:frame draw:style-name="fr5" draw:name="Object32" text:anchor-type="as-char" svg:width="5.8618in" svg:height="0.2327in" draw:z-index="35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Standard">2.c)<draw:frame draw:style-name="fr5" draw:name="Object33" text:anchor-type="as-char" svg:width="5.6252in" svg:height="0.2327in" draw:z-index="77"><draw:object xlink:href="./Object 33" xlink:type="simple" xlink:show="embed" xlink:actuate="onLoad"/><draw:image xlink:href="./ObjectReplacements/Object 33" xlink:type="simple" xlink:show="embed" xlink:actuate="onLoad"/></draw:frame></text:p>
      <text:p text:style-name="P4">2.d)<draw:frame draw:style-name="fr5" draw:name="Object35" text:anchor-type="as-char" svg:width="6.5209in" svg:height="0.2327in" draw:z-index="78"><draw:object xlink:href="./Object 35" xlink:type="simple" xlink:show="embed" xlink:actuate="onLoad"/><draw:image xlink:href="./ObjectReplacements/Object 35" xlink:type="simple" xlink:show="embed" xlink:actuate="onLoad"/></draw:frame></text:p>
      <text:p text:style-name="Standard"><draw:frame draw:style-name="fr5" draw:name="Object34" text:anchor-type="as-char" svg:width="5.9311in" svg:height="0.2327in" draw:z-index="38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Standard"><draw:frame draw:style-name="fr5" draw:name="Object36" text:anchor-type="as-char" svg:width="6.0307in" svg:height="0.2346in" draw:z-index="39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1"><draw:frame draw:style-name="fr5" draw:name="Object37" text:anchor-type="as-char" svg:width="2.3811in" svg:height="0.2327in" draw:z-index="40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">2.e)<draw:frame draw:style-name="fr5" draw:name="Object38" text:anchor-type="as-char" svg:width="4.1752in" svg:height="0.4181in" draw:z-index="79"><draw:object xlink:href="./Object 38" xlink:type="simple" xlink:show="embed" xlink:actuate="onLoad"/><draw:image xlink:href="./ObjectReplacements/Object 38" xlink:type="simple" xlink:show="embed" xlink:actuate="onLoad"/></draw:frame></text:p>
      <text:p text:style-name="P1"><draw:frame draw:style-name="fr5" draw:name="Object39" text:anchor-type="as-char" svg:width="3.7516in" svg:height="0.2327in" draw:z-index="41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"><draw:frame draw:style-name="fr5" draw:name="Object40" text:anchor-type="as-char" svg:width="3.9634in" svg:height="0.2327in" draw:z-index="42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1"><draw:frame draw:style-name="fr5" draw:name="Object43" text:anchor-type="as-char" svg:width="5.6016in" svg:height="0.4665in" draw:z-index="45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1"><draw:frame draw:style-name="fr5" draw:name="Object41" text:anchor-type="as-char" svg:width="4.4937in" svg:height="0.2327in" draw:z-index="43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1"><draw:frame draw:style-name="fr5" draw:name="Object42" text:anchor-type="as-char" svg:width="3.728in" svg:height="0.2327in" draw:z-index="44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1"><draw:frame draw:style-name="fr5" draw:name="Object44" text:anchor-type="as-char" svg:width="5.5264in" svg:height="0.2138in" draw:z-index="46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1"><draw:frame draw:style-name="fr5" draw:name="Object45" text:anchor-type="as-char" svg:width="5.9311in" svg:height="0.2327in" draw:z-index="48"><draw:object xlink:href="./Object 45" xlink:type="simple" xlink:show="embed" xlink:actuate="onLoad"/><draw:image xlink:href="./ObjectReplacements/Object 45" xlink:type="simple" xlink:show="embed" xlink:actuate="onLoad"/></draw:frame></text:p>
      <text:p text:style-name="P1"><draw:frame draw:style-name="fr5" draw:name="Object46" text:anchor-type="as-char" svg:width="5.4299in" svg:height="0.2327in" draw:z-index="47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1"><draw:frame draw:style-name="fr5" draw:name="Object47" text:anchor-type="as-char" svg:width="5.1728in" svg:height="0.2327in" draw:z-index="49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1"><draw:frame draw:style-name="fr5" draw:name="Object48" text:anchor-type="as-char" svg:width="3.8138in" svg:height="0.2091in" draw:z-index="50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1"><draw:frame draw:style-name="fr5" draw:name="Object49" text:anchor-type="as-char" svg:width="4.9465in" svg:height="0.2091in" draw:z-index="51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1"><draw:frame draw:style-name="fr5" draw:name="Object50" text:anchor-type="as-char" svg:width="5.6181in" svg:height="0.4165in" draw:z-index="52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"><draw:frame draw:style-name="fr5" draw:name="Object51" text:anchor-type="as-char" svg:width="6.1909in" svg:height="0.4465in" draw:z-index="53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1">2.f)<draw:frame draw:style-name="fr5" draw:name="Object52" text:anchor-type="as-char" svg:width="6.1181in" svg:height="0.2091in" draw:z-index="80"><draw:object xlink:href="./Object 52" xlink:type="simple" xlink:show="embed" xlink:actuate="onLoad"/><draw:image xlink:href="./ObjectReplacements/Object 52" xlink:type="simple" xlink:show="embed" xlink:actuate="onLoad"/></draw:frame></text:p>
      <text:p text:style-name="P1"><draw:frame draw:style-name="fr5" draw:name="Object53" text:anchor-type="as-char" svg:width="4.1602in" svg:height="0.2091in" draw:z-index="54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1"><draw:frame draw:style-name="fr5" draw:name="Object54" text:anchor-type="as-char" svg:width="6.8965in" svg:height="0.2091in" draw:z-index="55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2">2.g)<draw:frame draw:style-name="fr5" draw:name="Object55" text:anchor-type="as-char" svg:width="3.6957in" svg:height="0.2327in" draw:z-index="81"><draw:object xlink:href="./Object 56" xlink:type="simple" xlink:show="embed" xlink:actuate="onLoad"/><draw:image xlink:href="./ObjectReplacements/Object 56" xlink:type="simple" xlink:show="embed" xlink:actuate="onLoad"/></draw:frame></text:p>
      <text:p text:style-name="P1"><draw:frame draw:style-name="fr5" draw:name="Object57" text:anchor-type="as-char" svg:width="3.728in" svg:height="0.2327in" draw:z-index="57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1"><draw:frame draw:style-name="fr5" draw:name="Object58" text:anchor-type="as-char" svg:width="5.9937in" svg:height="0.2138in" draw:z-index="58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1"><draw:frame draw:style-name="fr5" draw:name="Object59" text:anchor-type="as-char" svg:width="5.9311in" svg:height="0.2327in" draw:z-index="59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2"><draw:frame draw:style-name="fr5" draw:name="Object56" text:anchor-type="as-char" svg:width="5.9366in" svg:height="0.2327in" draw:z-index="56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1"><draw:frame draw:style-name="fr5" draw:name="Object60" text:anchor-type="as-char" svg:width="6.2457in" svg:height="0.2327in" draw:z-index="60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1"><draw:frame draw:style-name="fr5" draw:name="Object61" text:anchor-type="as-char" svg:width="6.3201in" svg:height="0.2327in" draw:z-index="61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2"><draw:frame draw:style-name="fr5" draw:name="Object63" text:anchor-type="as-char" svg:width="6.7335in" svg:height="0.2091in" draw:z-index="83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2"><draw:frame draw:style-name="fr5" draw:name="Object64" text:anchor-type="as-char" svg:width="6.811in" svg:height="0.4165in" draw:z-index="84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2"><draw:frame draw:style-name="fr5" draw:name="Object65" text:anchor-type="as-char" svg:width="2.428in" svg:height="0.2138in" draw:z-index="85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1"/>
      <text:p text:style-name="P1"/>
      <text:p text:style-name="P1"><text:soft-page-break/>2.f)</text:p>
      <text:p text:style-name="P1"><draw:frame draw:style-name="fr1" draw:name="graphics8" text:anchor-type="paragraph" svg:x="0in" svg:y="-0.7071in" svg:width="6.9252in" svg:height="5.1839in" draw:z-index="62"><draw:image xlink:href="Pictures/2000013A00004D40000039D60E863803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graphics9" text:anchor-type="paragraph" svg:x="0in" svg:y="0.0638in" svg:width="6.9252in" svg:height="4.4437in" draw:z-index="82"><draw:image xlink:href="Pictures/2000013800004D4000003193F4B78588.svm" xlink:type="simple" xlink:show="embed" xlink:actuate="onLoad"/></draw:frame></text:p>
      <text:p text:style-name="P2"/>
      <text:p text:style-name="P2"/>
      <text:p text:style-name="P2">2.h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i)</text:p>
      <text:p text:style-name="P2"><draw:frame draw:style-name="fr5" draw:name="Object66" text:anchor-type="as-char" svg:width="3.639in" svg:height="0.2327in" draw:z-index="63"><draw:object xlink:href="./Object 66" xlink:type="simple" xlink:show="embed" xlink:actuate="onLoad"/><draw:image xlink:href="./ObjectReplacements/Object 66" xlink:type="simple" xlink:show="embed" xlink:actuate="onLoad"/><svg:desc>formula</svg:desc></draw:frame></text:p>
      <text:p text:style-name="P2"><draw:frame draw:style-name="fr5" draw:name="Object68" text:anchor-type="as-char" svg:width="3.728in" svg:height="0.2327in" draw:z-index="65"><draw:object xlink:href="./Object 68" xlink:type="simple" xlink:show="embed" xlink:actuate="onLoad"/><draw:image xlink:href="./ObjectReplacements/Object 68" xlink:type="simple" xlink:show="embed" xlink:actuate="onLoad"/></draw:frame></text:p>
      <text:p text:style-name="P1"><draw:frame draw:style-name="fr5" draw:name="Object69" text:anchor-type="as-char" svg:width="6.9398in" svg:height="0.2138in" draw:z-index="66"><draw:object xlink:href="./Object 69" xlink:type="simple" xlink:show="embed" xlink:actuate="onLoad"/><draw:image xlink:href="./ObjectReplacements/Object 69" xlink:type="simple" xlink:show="embed" xlink:actuate="onLoad"/></draw:frame></text:p>
      <text:p text:style-name="P1"><text:soft-page-break/><draw:frame draw:style-name="fr5" draw:name="Object70" text:anchor-type="as-char" svg:width="4.4909in" svg:height="0.2327in" draw:z-index="67"><draw:object xlink:href="./Object 70" xlink:type="simple" xlink:show="embed" xlink:actuate="onLoad"/><draw:image xlink:href="./ObjectReplacements/Object 70" xlink:type="simple" xlink:show="embed" xlink:actuate="onLoad"/></draw:frame></text:p>
      <text:p text:style-name="P2"><draw:frame draw:style-name="fr5" draw:name="Object67" text:anchor-type="as-char" svg:width="5.9366in" svg:height="0.2327in" draw:z-index="64"><draw:object xlink:href="./Object 67" xlink:type="simple" xlink:show="embed" xlink:actuate="onLoad"/><draw:image xlink:href="./ObjectReplacements/Object 67" xlink:type="simple" xlink:show="embed" xlink:actuate="onLoad"/></draw:frame></text:p>
      <text:p text:style-name="P2"><draw:frame draw:style-name="fr5" draw:name="Object71" text:anchor-type="as-char" svg:width="4.7661in" svg:height="0.2138in" draw:z-index="68"><draw:object xlink:href="./Object 71" xlink:type="simple" xlink:show="embed" xlink:actuate="onLoad"/><draw:image xlink:href="./ObjectReplacements/Object 71" xlink:type="simple" xlink:show="embed" xlink:actuate="onLoad"/><svg:desc>formula</svg:desc></draw:frame></text:p>
      <text:p text:style-name="P2"><draw:frame draw:style-name="fr5" draw:name="Object72" text:anchor-type="as-char" svg:width="5.9016in" svg:height="0.2327in" draw:z-index="69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P2"><draw:frame draw:style-name="fr5" draw:name="Object73" text:anchor-type="as-char" svg:width="5.252in" svg:height="0.4535in" draw:z-index="70"><draw:object xlink:href="./Object 73" xlink:type="simple" xlink:show="embed" xlink:actuate="onLoad"/><draw:image xlink:href="./ObjectReplacements/Object 73" xlink:type="simple" xlink:show="embed" xlink:actuate="onLoad"/><svg:desc>formula</svg:desc></draw:frame></text:p>
      <text:p text:style-name="P2"><draw:frame draw:style-name="fr5" draw:name="Object74" text:anchor-type="as-char" svg:width="6.5917in" svg:height="0.4228in" draw:z-index="71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2">2.j)<draw:frame draw:style-name="fr5" draw:name="Object75" text:anchor-type="as-char" svg:width="6.8047in" svg:height="0.2091in" draw:z-index="87"><draw:object xlink:href="./Object 75" xlink:type="simple" xlink:show="embed" xlink:actuate="onLoad"/><draw:image xlink:href="./ObjectReplacements/Object 75" xlink:type="simple" xlink:show="embed" xlink:actuate="onLoad"/></draw:frame></text:p>
      <text:p text:style-name="P2"><draw:frame draw:style-name="fr4" draw:name="graphics10" text:anchor-type="paragraph" svg:width="6.9252in" svg:height="5.1839in" draw:z-index="72"><draw:image xlink:href="Pictures/2000012600004D40000039D63259684B.svm" xlink:type="simple" xlink:show="embed" xlink:actuate="onLoad"/></draw:frame>2.k)</text:p>
      <text:p text:style-name="P2"><draw:frame draw:style-name="fr5" draw:name="Object76" text:anchor-type="as-char" svg:width="6.6701in" svg:height="0.1839in" draw:z-index="86"><draw:object xlink:href="./Object 76" xlink:type="simple" xlink:show="embed" xlink:actuate="onLoad"/><draw:image xlink:href="./ObjectReplacements/Object 76" xlink:type="simple" xlink:show="embed" xlink:actuate="onLoad"/></draw:frame></text:p>
      <text:p text:style-name="P2"><draw:frame draw:style-name="fr5" draw:name="Object77" text:anchor-type="as-char" svg:width="6.9528in" svg:height="0.1839in" draw:z-index="73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2"><draw:frame draw:style-name="fr5" draw:name="Object78" text:anchor-type="as-char" svg:width="6.7681in" svg:height="0.1839in" draw:z-index="74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p text:style-name="P2"><draw:frame draw:style-name="fr5" draw:name="Object79" text:anchor-type="as-char" svg:width="2.4146in" svg:height="0.1839in" draw:z-index="75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P2"><draw:frame draw:style-name="fr5" draw:name="Object62" text:anchor-type="as-char" svg:width="6.8957in" svg:height="0.1839in" draw:z-index="88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2"><draw:frame draw:style-name="fr5" draw:name="Object80" text:anchor-type="as-char" svg:width="6.6811in" svg:height="0.2091in" draw:z-index="89"><draw:object xlink:href="./Object 80" xlink:type="simple" xlink:show="embed" xlink:actuate="onLoad"/><draw:image xlink:href="./ObjectReplacements/Object 80" xlink:type="simple" xlink:show="embed" xlink:actuate="onLoad"/><svg:desc>formula</svg:desc></draw:frame></text:p>
      <text:p text:style-name="P2"><draw:frame draw:style-name="fr5" draw:name="Object81" text:anchor-type="as-char" svg:width="6.9016in" svg:height="0.1839in" draw:z-index="90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2"><draw:frame draw:style-name="fr5" draw:name="Object82" text:anchor-type="as-char" svg:width="5.0571in" svg:height="0.1839in" draw:z-index="91"><draw:object xlink:href="./Object 82" xlink:type="simple" xlink:show="embed" xlink:actuate="onLoad"/><draw:image xlink:href="./ObjectReplacements/Object 82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ny Kelman</meta:initial-creator>
    <meta:creation-date>2010-02-02T13:28:01.46</meta:creation-date>
    <dc:date>2010-04-22T18:04:42.59</dc:date>
    <dc:creator>Tony Kelman</dc:creator>
    <meta:editing-duration>PT255H08M45S</meta:editing-duration>
    <meta:editing-cycles>448</meta:editing-cycles>
    <meta:generator>OpenOffice.org/3.2$Win32 OpenOffice.org_project/320m12$Build-9483</meta:generator>
    <meta:printed-by>Tony Kelman</meta:printed-by>
    <meta:print-date>2010-04-15T02:54:09.50</meta:print-date>
    <meta:document-statistic meta:table-count="0" meta:image-count="10" meta:object-count="82" meta:page-count="7" meta:paragraph-count="93" meta:word-count="23" meta:character-count="177"/>
  </office:meta>
</office:document-meta>
</file>

<file path=Object 1/content.xml><?xml version="1.0" encoding="utf-8"?>
<math xmlns="http://www.w3.org/1998/Math/MathML">
  <semantics>
    <mrow>
      <msub>
        <mi>G</mi>
        <mi mathvariant="italic">PA</mi>
      </msub>
      <mrow>
        <mrow>
          <mo stretchy="false">(</mo>
          <mi>s</mi>
          <mo stretchy="false">)</mo>
        </mrow>
        <mi mathvariant="normal">=</mi>
        <msub>
          <mi>G</mi>
          <mi>p</mi>
        </msub>
      </mrow>
      <mrow>
        <mo stretchy="false">(</mo>
        <mi>s</mi>
        <mo stretchy="false">)</mo>
      </mrow>
      <mfenced open="" close="">
        <mfrac>
          <mrow>
            <msub>
              <mo stretchy="false">ω</mo>
              <mi>r</mi>
            </msub>
            <mrow>
              <mo stretchy="false">(</mo>
              <mrow>
                <msub>
                  <mo stretchy="false">ζ</mo>
                  <mi>r</mi>
                </msub>
                <mrow>
                  <mi>s</mi>
                  <mo stretchy="false">+</mo>
                  <msub>
                    <mo stretchy="false">ω</mo>
                    <mi>r</mi>
                  </msub>
                </mrow>
              </mrow>
              <mo stretchy="false">)</mo>
            </mrow>
          </mrow>
          <mrow>
            <mrow>
              <msup>
                <mi>s</mi>
                <mn>2</mn>
              </msup>
              <mo stretchy="false">+</mo>
              <mn>2</mn>
            </mrow>
            <msub>
              <mo stretchy="false">ζ</mo>
              <mi>r</mi>
            </msub>
            <msub>
              <mo stretchy="false">ω</mo>
              <mi>r</mi>
            </msub>
            <mrow>
              <mi>s</mi>
              <mo stretchy="false">+</mo>
              <msubsup>
                <mo stretchy="false">ω</mo>
                <mi>r</mi>
                <mn>2</mn>
              </msubsup>
            </mrow>
          </mrow>
        </mfrac>
      </mfenced>
      <mfenced open="" close="">
        <mfrac>
          <mrow>
            <msubsup>
              <mo stretchy="false">ω</mo>
              <mi>t</mi>
              <mn>2</mn>
            </msubsup>
            <mrow>
              <mo stretchy="false">(</mo>
              <mrow>
                <mrow>
                  <msup>
                    <mi>s</mi>
                    <mn>2</mn>
                  </msup>
                  <mo stretchy="false">+</mo>
                  <mn>2</mn>
                </mrow>
                <msub>
                  <mo stretchy="false">ζ</mo>
                  <mi>t</mi>
                </msub>
                <msub>
                  <mo stretchy="false">ω</mo>
                  <mi>n</mi>
                </msub>
                <mrow>
                  <mi>s</mi>
                  <mo stretchy="false">+</mo>
                  <msubsup>
                    <mo stretchy="false">ω</mo>
                    <mi>n</mi>
                    <mn>2</mn>
                  </msubsup>
                </mrow>
              </mrow>
              <mo stretchy="false">)</mo>
            </mrow>
          </mrow>
          <mrow>
            <msubsup>
              <mo stretchy="false">ω</mo>
              <mi>n</mi>
              <mn>2</mn>
            </msubsup>
            <mrow>
              <mo stretchy="false">(</mo>
              <mrow>
                <mrow>
                  <msup>
                    <mi>s</mi>
                    <mn>2</mn>
                  </msup>
                  <mo stretchy="false">+</mo>
                  <mn>2</mn>
                </mrow>
                <msub>
                  <mo stretchy="false">ζ</mo>
                  <mi>t</mi>
                </msub>
                <msub>
                  <mo stretchy="false">ω</mo>
                  <mi>t</mi>
                </msub>
                <mrow>
                  <mi>s</mi>
                  <mo stretchy="false">+</mo>
                  <msubsup>
                    <mo stretchy="false">ω</mo>
                    <mi>t</mi>
                    <mn>2</mn>
                  </msubsup>
                </mrow>
              </mrow>
              <mo stretchy="false">)</mo>
            </mrow>
          </mrow>
        </mfrac>
      </mfenced>
    </mrow>
    <annotation encoding="StarMath 5.0">G_PA(s) = G_p(s) left ( {%omega_r (%zeta_r s + %omega_r)} over {s^2 + 2 %zeta_r %omega_r s + %omega_r^2} right ) left ( {%omega_t^2 (s^2 + 2 %zeta_t %omega_n s + %omega_n^2)} over {%omega_n^2 (s^2 + 2 %zeta_t %omega_t s + %omega_t^2)} right )</annotation>
  </semantics>
</math>
</file>

<file path=Object 10/content.xml><?xml version="1.0" encoding="utf-8"?>
<math xmlns="http://www.w3.org/1998/Math/MathML">
  <semantics>
    <mrow>
      <mrow>
        <mi>J</mi>
        <mi mathvariant="normal">=</mi>
        <mfrac>
          <mn>1</mn>
          <mn>2</mn>
        </mfrac>
      </mrow>
      <mrow>
        <msubsup>
          <mi mathvariant="normal">∫</mi>
          <mrow>
            <mi mathvariant="normal">−</mi>
            <mi mathvariant="normal">∞</mi>
          </mrow>
          <mi mathvariant="normal">∞</mi>
        </msubsup>
        <mrow>
          <mi stretchy="false" mathvariant="normal">{</mi>
          <mrow>
            <msup>
              <mi>X</mi>
              <mrow>
                <mtext/>
                <mi mathvariant="normal">∗</mi>
                <mtext/>
              </mrow>
            </msup>
            <mrow>
              <mo stretchy="false">(</mo>
              <mrow>
                <mi>j</mi>
                <mo stretchy="false">ω</mo>
              </mrow>
              <mo stretchy="false">)</mo>
            </mrow>
            <msup>
              <mi>C</mi>
              <mi>T</mi>
            </msup>
            <msubsup>
              <mi>Q</mi>
              <mi>r</mi>
              <mrow>
                <mtext/>
                <mi mathvariant="normal">∗</mi>
                <mtext/>
              </mrow>
            </msubsup>
            <mrow>
              <mo stretchy="false">(</mo>
              <mrow>
                <mi>j</mi>
                <mo stretchy="false">ω</mo>
              </mrow>
              <mo stretchy="false">)</mo>
            </mrow>
            <msub>
              <mi>Q</mi>
              <mi>r</mi>
            </msub>
            <mrow>
              <mo stretchy="false">(</mo>
              <mrow>
                <mi>j</mi>
                <mo stretchy="false">ω</mo>
              </mrow>
              <mo stretchy="false">)</mo>
            </mrow>
            <mi>C</mi>
            <mi>X</mi>
            <mrow>
              <mrow>
                <mo stretchy="false">(</mo>
                <mrow>
                  <mi>j</mi>
                  <mo stretchy="false">ω</mo>
                </mrow>
                <mo stretchy="false">)</mo>
              </mrow>
              <mo stretchy="false">+</mo>
              <mo stretchy="false">ρ</mo>
            </mrow>
            <mi>R</mi>
            <mrow>
              <mo stretchy="false">(</mo>
              <mrow>
                <mi>j</mi>
                <mo stretchy="false">ω</mo>
              </mrow>
              <mo stretchy="false">)</mo>
            </mrow>
            <msup>
              <mfenced open="∣" close="∣">
                <mrow>
                  <mi>U</mi>
                  <mrow>
                    <mo stretchy="false">(</mo>
                    <mrow>
                      <mi>j</mi>
                      <mo stretchy="false">ω</mo>
                    </mrow>
                    <mo stretchy="false">)</mo>
                  </mrow>
                </mrow>
              </mfenced>
              <mn>2</mn>
            </msup>
          </mrow>
          <mi stretchy="false" mathvariant="normal">}</mi>
        </mrow>
      </mrow>
      <mi>d</mi>
      <mo stretchy="false">ω</mo>
    </mrow>
    <annotation encoding="StarMath 5.0">J = 1 over 2 int_{-infinity}^infinity lbrace X^{""*""}(j %omega) C^T Q_r^{""*""}(j %omega) Q_r(j %omega) C X(j %omega) + %rho R(j %omega) {abs{U(j %omega)}}^2 rbrace d %omega</annotation>
  </semantics>
</math>
</file>

<file path=Object 11/content.xml><?xml version="1.0" encoding="utf-8"?>
<math xmlns="http://www.w3.org/1998/Math/MathML">
  <semantics>
    <mtext>Calculating this feedback design applied to the actual plant model using fslqr_reg_robust_test, the</mtext>
    <annotation encoding="StarMath 5.0">"Calculating this feedback design applied to the actual plant model using fslqr_reg_robust_test, the"</annotation>
  </semantics>
</math>
</file>

<file path=Object 12/content.xml><?xml version="1.0" encoding="utf-8"?>
<math xmlns="http://www.w3.org/1998/Math/MathML">
  <semantics>
    <mrow>
      <mtext>For </mtext>
      <msub>
        <mi>R</mi>
        <mi>f</mi>
      </msub>
      <mrow>
        <mo stretchy="false">(</mo>
        <mi>s</mi>
        <mo stretchy="false">)</mo>
      </mrow>
      <mtext> I will use a second-order lead filter with poles at 1000 rad/sec, zeros at 250 rad/sec,</mtext>
    </mrow>
    <annotation encoding="StarMath 5.0">"For " R_f(s) " I will use a second-order lead filter with poles at 1000 rad/sec, zeros at 250 rad/sec,"</annotation>
  </semantics>
</math>
</file>

<file path=Object 13/content.xml><?xml version="1.0" encoding="utf-8"?>
<math xmlns="http://www.w3.org/1998/Math/MathML">
  <semantics>
    <mrow>
      <mtext>and damping ratios of 0.707 for the poles and 0.25 for the zeros. </mtext>
      <msub>
        <mi>R</mi>
        <mi>f</mi>
      </msub>
      <mrow>
        <mrow>
          <mo stretchy="false">(</mo>
          <mi>s</mi>
          <mo stretchy="false">)</mo>
        </mrow>
        <mi mathvariant="normal">=</mi>
        <mn>16</mn>
      </mrow>
      <mfrac>
        <mrow>
          <mrow>
            <msup>
              <mi>s</mi>
              <mn>2</mn>
            </msup>
            <mo stretchy="false">+</mo>
            <mn>125</mn>
          </mrow>
          <mrow>
            <mi>s</mi>
            <mo stretchy="false">+</mo>
            <msup>
              <mn>250</mn>
              <mn>2</mn>
            </msup>
          </mrow>
        </mrow>
        <mrow>
          <mrow>
            <msup>
              <mi>s</mi>
              <mn>2</mn>
            </msup>
            <mo stretchy="false">+</mo>
            <mn>1414</mn>
          </mrow>
          <mrow>
            <mi>s</mi>
            <mo stretchy="false">+</mo>
            <msup>
              <mn>1000</mn>
              <mn>2</mn>
            </msup>
          </mrow>
        </mrow>
      </mfrac>
    </mrow>
    <annotation encoding="StarMath 5.0">"and damping ratios of 0.707 for the poles and 0.25 for the zeros. " R_f(s) = 16 {s^2 + 125 s + 250^2} over {s^2 + 1414 s + 1000^2}</annotation>
  </semantics>
</math>
</file>

<file path=Object 14/content.xml><?xml version="1.0" encoding="utf-8"?>
<math xmlns="http://www.w3.org/1998/Math/MathML">
  <semantics>
    <mrow>
      <mtext>The gain crossover of </mtext>
      <msub>
        <mi>G</mi>
        <mrow>
          <mi>o</mi>
          <mrow>
            <mi>E</mi>
            <mo stretchy="false">→</mo>
            <mi>Y</mi>
          </mrow>
        </mrow>
      </msub>
      <mrow>
        <mo stretchy="false">(</mo>
        <mi>s</mi>
        <mo stretchy="false">)</mo>
      </mrow>
      <mtext> in this design is now 55.3 rad/sec. Applying the same compensators</mtext>
    </mrow>
    <annotation encoding="StarMath 5.0">"The gain crossover of " G_{o E toward Y}(s) " in this design is now 55.3 rad/sec. Applying the same compensators"</annotation>
  </semantics>
</math>
</file>

<file path=Object 15/content.xml><?xml version="1.0" encoding="utf-8"?>
<math xmlns="http://www.w3.org/1998/Math/MathML">
  <semantics>
    <mrow>
      <mrow>
        <mrow>
          <mtext>to the actual model (figure 3 robustness test), the least stable closed-loop eigenvalue is </mtext>
          <mi mathvariant="normal">−</mi>
          <mn>13.5</mn>
        </mrow>
        <mi mathvariant="normal">±</mi>
        <mn>994</mn>
      </mrow>
      <mi>j</mi>
    </mrow>
    <annotation encoding="StarMath 5.0">"to the actual model (figure 3 robustness test), the least stable closed-loop eigenvalue is " -13.5 +- 994 j</annotation>
  </semantics>
</math>
</file>

<file path=Object 16/content.xml><?xml version="1.0" encoding="utf-8"?>
<math xmlns="http://www.w3.org/1998/Math/MathML">
  <semantics>
    <mtext>so now the closed-loop feedback system is stable.</mtext>
    <annotation encoding="StarMath 5.0">"so now the closed-loop feedback system is stable."</annotation>
  </semantics>
</math>
</file>

<file path=Object 17/content.xml><?xml version="1.0" encoding="utf-8"?>
<math xmlns="http://www.w3.org/1998/Math/MathML">
  <semantics>
    <mrow>
      <mtext>See plots on next page. The loop transfer recovery was pretty good for </mtext>
      <mrow>
        <mo stretchy="false">μ</mo>
        <mi mathvariant="normal">≤</mi>
        <msup>
          <mn>10</mn>
          <mrow>
            <mi mathvariant="normal">−</mi>
            <mn>5</mn>
          </mrow>
        </msup>
      </mrow>
      <mtext>, with better matching</mtext>
    </mrow>
    <annotation encoding="StarMath 5.0">"See plots on next page. The loop transfer recovery was pretty good for " %mu &lt;= 10^-5 ", with better matching"</annotation>
  </semantics>
</math>
</file>

<file path=Object 18/content.xml><?xml version="1.0" encoding="utf-8"?>
<math xmlns="http://www.w3.org/1998/Math/MathML">
  <semantics>
    <mrow>
      <mtext>up to higher frequencies for smaller </mtext>
      <mo stretchy="false">μ</mo>
      <mi>.</mi>
      <mi/>
      <msub>
        <mi>G</mi>
        <mrow>
          <mi>o</mi>
          <mrow>
            <mi>E</mi>
            <mo stretchy="false">→</mo>
            <mi>Y</mi>
          </mrow>
        </mrow>
      </msub>
      <mrow>
        <mo stretchy="false">(</mo>
        <mi>s</mi>
        <mo stretchy="false">)</mo>
      </mrow>
      <mtext> appears to be unchanged by the Kalman filter so</mtext>
    </mrow>
    <annotation encoding="StarMath 5.0">"up to higher frequencies for smaller " %mu .` G_{o E toward Y}(s) " appears to be unchanged by the Kalman filter so"</annotation>
  </semantics>
</math>
</file>

<file path=Object 19/content.xml><?xml version="1.0" encoding="utf-8"?>
<math xmlns="http://www.w3.org/1998/Math/MathML">
  <semantics>
    <mtext>its gain crossover is again 55.3 rad/sec.</mtext>
    <annotation encoding="StarMath 5.0">"its gain crossover is again 55.3 rad/sec."</annotation>
  </semantics>
</math>
</file>

<file path=Object 2/content.xml><?xml version="1.0" encoding="utf-8"?>
<math xmlns="http://www.w3.org/1998/Math/MathML">
  <semantics>
    <mrow>
      <mrow>
        <msub>
          <mo stretchy="false">ζ</mo>
          <mi>r</mi>
        </msub>
        <mi mathvariant="normal">=</mi>
        <mn>0.015,</mn>
      </mrow>
      <mi/>
      <mrow>
        <msub>
          <mo stretchy="false">ω</mo>
          <mi>r</mi>
        </msub>
        <mi mathvariant="normal">=</mi>
        <mn>1000</mn>
      </mrow>
      <mtext>rad/s, </mtext>
      <mrow>
        <msub>
          <mo stretchy="false">ζ</mo>
          <mi>t</mi>
        </msub>
        <mi mathvariant="normal">=</mi>
        <mn>0.015,</mn>
      </mrow>
      <mi/>
      <mrow>
        <msub>
          <mo stretchy="false">ω</mo>
          <mi>t</mi>
        </msub>
        <mi mathvariant="normal">=</mi>
        <mn>1200</mn>
      </mrow>
      <mtext>rad/s, </mtext>
      <mrow>
        <msub>
          <mo stretchy="false">ω</mo>
          <mi>n</mi>
        </msub>
        <mi mathvariant="normal">=</mi>
        <mn>0.9</mn>
      </mrow>
      <msub>
        <mo stretchy="false">ω</mo>
        <mi>t</mi>
      </msub>
    </mrow>
    <annotation encoding="StarMath 5.0">%zeta_r = 0.015,` %omega_r = 1000 "rad/s, " %zeta_t = 0.015,` %omega_t = 1200 "rad/s, " %omega_n = 0.9 %omega_t</annotation>
  </semantics>
</math>
</file>

<file path=Object 20/content.xml><?xml version="1.0" encoding="utf-8"?>
<math xmlns="http://www.w3.org/1998/Math/MathML">
  <semantics>
    <mrow>
      <mtext>The choice of </mtext>
      <msub>
        <mi>R</mi>
        <mi>f</mi>
      </msub>
      <mrow>
        <mo stretchy="false">(</mo>
        <mi>s</mi>
        <mo stretchy="false">)</mo>
      </mrow>
      <mtext> has a major effect on the closed-loop stability robustness. I explored ranges of</mtext>
    </mrow>
    <annotation encoding="StarMath 5.0">"The choice of " R_f(s) " has a major effect on the closed-loop stability robustness. I explored ranges of"</annotation>
  </semantics>
</math>
</file>

<file path=Object 21/content.xml><?xml version="1.0" encoding="utf-8"?>
<math xmlns="http://www.w3.org/1998/Math/MathML">
  <semantics>
    <mrow>
      <mtext>coefficient values in </mtext>
      <msub>
        <mi>R</mi>
        <mi>f</mi>
      </msub>
      <mrow>
        <mo stretchy="false">(</mo>
        <mi>s</mi>
        <mo stretchy="false">)</mo>
      </mrow>
      <mtext> (poles, zeros, damping ratios) of second order, keeping the gain crossover</mtext>
    </mrow>
    <annotation encoding="StarMath 5.0">"coefficient values in " R_f(s) " (poles, zeros, damping ratios) of second order, keeping the gain crossover"</annotation>
  </semantics>
</math>
</file>

<file path=Object 22/content.xml><?xml version="1.0" encoding="utf-8"?>
<math xmlns="http://www.w3.org/1998/Math/MathML">
  <semantics>
    <mtext>where I wanted it using a nonlinear constraint in fmincon, and was a bit surprised by some results.</mtext>
    <annotation encoding="StarMath 5.0">"where I wanted it using a nonlinear constraint in fmincon, and was a bit surprised by some results."</annotation>
  </semantics>
</math>
</file>

<file path=Object 23/content.xml><?xml version="1.0" encoding="utf-8"?>
<math xmlns="http://www.w3.org/1998/Math/MathML">
  <semantics>
    <mtext>Minimizing the largest real part of all closed-loop eigenvalues would occasionally drive one of the</mtext>
    <annotation encoding="StarMath 5.0">"Minimizing the largest real part of all closed-loop eigenvalues would occasionally drive one of the"</annotation>
  </semantics>
</math>
</file>

<file path=Object 24/content.xml><?xml version="1.0" encoding="utf-8"?>
<math xmlns="http://www.w3.org/1998/Math/MathML">
  <semantics>
    <mtext>damping ratios to whatever lower limit I had set. Sometimes the best result had overdamped poles</mtext>
    <annotation encoding="StarMath 5.0">"damping ratios to whatever lower limit I had set. Sometimes the best result had overdamped poles"</annotation>
  </semantics>
</math>
</file>

<file path=Object 25/content.xml><?xml version="1.0" encoding="utf-8"?>
<math xmlns="http://www.w3.org/1998/Math/MathML">
  <semantics>
    <mtext>which I wasn't expecting, and the best frequency for the poles sometimes went even higher than the</mtext>
    <annotation encoding="StarMath 5.0">"which I wasn't expecting, and the best frequency for the poles sometimes went even higher than the"</annotation>
  </semantics>
</math>
</file>

<file path=Object 26/content.xml><?xml version="1.0" encoding="utf-8"?>
<math xmlns="http://www.w3.org/1998/Math/MathML">
  <semantics>
    <mrow>
      <mtext>worst-case </mtext>
      <mo stretchy="false">Δ</mo>
      <mrow>
        <mo stretchy="false">(</mo>
        <mi>s</mi>
        <mo stretchy="false">)</mo>
      </mrow>
      <mtext> frequencies. The choice of </mtext>
      <msub>
        <mi>R</mi>
        <mi>f</mi>
      </msub>
      <mrow>
        <mo stretchy="false">(</mo>
        <mi>s</mi>
        <mo stretchy="false">)</mo>
      </mrow>
      <mtext> above was a hybrid of what I would have tried</mtext>
    </mrow>
    <annotation encoding="StarMath 5.0">"worst-case " %DELTA(s) " frequencies. The choice of " R_f(s) " above was a hybrid of what I would have tried"</annotation>
  </semantics>
</math>
</file>

<file path=Object 27/content.xml><?xml version="1.0" encoding="utf-8"?>
<math xmlns="http://www.w3.org/1998/Math/MathML">
  <semantics>
    <mtext>manually combined with the output trends that fmincon was giving me.</mtext>
    <annotation encoding="StarMath 5.0">"manually combined with the output trends that fmincon was giving me."</annotation>
  </semantics>
</math>
</file>

<file path=Object 28/content.xml><?xml version="1.0" encoding="utf-8"?>
<math xmlns="http://www.w3.org/1998/Math/MathML">
  <semantics>
    <mrow>
      <mi>G</mi>
      <mrow>
        <mrow>
          <mrow>
            <mo stretchy="false">(</mo>
            <mi>z</mi>
            <mo stretchy="false">)</mo>
          </mrow>
          <mi mathvariant="normal">=</mi>
          <mfrac>
            <mrow>
              <msup>
                <mi>B</mi>
                <mrow>
                  <mtext/>
                  <mi mathvariant="normal">∗</mi>
                  <mtext/>
                </mrow>
              </msup>
              <mrow>
                <mo stretchy="false">(</mo>
                <mi>z</mi>
                <mo stretchy="false">)</mo>
              </mrow>
            </mrow>
            <mrow>
              <msup>
                <mi>A</mi>
                <mrow>
                  <mtext/>
                  <mi mathvariant="normal">∗</mi>
                  <mtext/>
                </mrow>
              </msup>
              <mrow>
                <mo stretchy="false">(</mo>
                <mi>z</mi>
                <mo stretchy="false">)</mo>
              </mrow>
            </mrow>
          </mfrac>
        </mrow>
        <mi mathvariant="normal">=</mi>
        <mrow>
          <mo stretchy="false">(</mo>
          <mrow>
            <mn>1</mn>
            <mi mathvariant="normal">−</mi>
            <msup>
              <mi>z</mi>
              <mrow>
                <mi mathvariant="normal">−</mi>
                <mn>1</mn>
              </mrow>
            </msup>
          </mrow>
          <mo stretchy="false">)</mo>
        </mrow>
      </mrow>
      <mi mathvariant="normal"></mi>
      <mfenced open="{" close="}">
        <mrow>
          <msup>
            <mi mathvariant="normal">ℒ</mi>
            <mrow>
              <mi mathvariant="normal">−</mi>
              <mn>1</mn>
            </mrow>
          </msup>
          <mfenced open="" close="">
            <mfrac>
              <mrow>
                <mi>G</mi>
                <mrow>
                  <mo stretchy="false">(</mo>
                  <mi>s</mi>
                  <mo stretchy="false">)</mo>
                </mrow>
              </mrow>
              <mi>s</mi>
            </mfrac>
          </mfenced>
        </mrow>
      </mfenced>
      <mi>,</mi>
      <mi/>
      <mi>G</mi>
      <mrow>
        <mrow>
          <mo stretchy="false">(</mo>
          <mi>s</mi>
          <mo stretchy="false">)</mo>
        </mrow>
        <mi mathvariant="normal">=</mi>
        <mfrac>
          <mn>1</mn>
          <mrow>
            <mi>s</mi>
            <mrow>
              <mo stretchy="false">(</mo>
              <mrow>
                <mi>s</mi>
                <mo stretchy="false">+</mo>
                <mn>1</mn>
              </mrow>
              <mo stretchy="false">)</mo>
            </mrow>
          </mrow>
        </mfrac>
      </mrow>
    </mrow>
    <annotation encoding="StarMath 5.0">G(z) = {B^{""*""}(z)} over {A^{""*""}(z)} = (1 - z^-1) %ztransform left lbrace %laplace^-1 left ( {G(s)} over s right ) right rbrace ,` G(s) = 1 over {s (s + 1)}</annotation>
  </semantics>
</math>
</file>

<file path=Object 29/content.xml><?xml version="1.0" encoding="utf-8"?>
<math xmlns="http://www.w3.org/1998/Math/MathML">
  <semantics>
    <mrow>
      <mi>G</mi>
      <mrow>
        <mrow>
          <mo stretchy="false">(</mo>
          <mi>z</mi>
          <mo stretchy="false">)</mo>
        </mrow>
        <mi mathvariant="normal">=</mi>
        <mi>c2d</mi>
      </mrow>
      <mrow>
        <mrow>
          <mrow>
            <mrow>
              <mo stretchy="false">(</mo>
              <mrow>
                <mi>G</mi>
                <mi>,</mi>
                <mn>0.5</mn>
              </mrow>
              <mo stretchy="false">)</mo>
            </mrow>
            <mi mathvariant="normal">=</mi>
            <mfrac>
              <mrow>
                <mn>0.1065</mn>
                <mrow>
                  <mi>z</mi>
                  <mo stretchy="false">+</mo>
                  <mn>0.0902</mn>
                </mrow>
              </mrow>
              <mrow>
                <mrow>
                  <msup>
                    <mi>z</mi>
                    <mn>2</mn>
                  </msup>
                  <mi mathvariant="normal">−</mi>
                  <mn>1.607</mn>
                </mrow>
                <mrow>
                  <mi>z</mi>
                  <mo stretchy="false">+</mo>
                  <mn>0.6065</mn>
                </mrow>
              </mrow>
            </mfrac>
          </mrow>
          <mi mathvariant="normal">=</mi>
          <mfrac>
            <mrow>
              <msup>
                <mi>q</mi>
                <mrow>
                  <mi mathvariant="normal">−</mi>
                  <mn>1</mn>
                </mrow>
              </msup>
              <mrow>
                <mo stretchy="false">(</mo>
                <mrow>
                  <mrow>
                    <mn>0.1065</mn>
                    <mo stretchy="false">+</mo>
                    <mn>0.0902</mn>
                  </mrow>
                  <msup>
                    <mi>q</mi>
                    <mrow>
                      <mi mathvariant="normal">−</mi>
                      <mn>1</mn>
                    </mrow>
                  </msup>
                </mrow>
                <mo stretchy="false">)</mo>
              </mrow>
            </mrow>
            <mrow>
              <mrow>
                <mn>1</mn>
                <mi mathvariant="normal">−</mi>
                <mn>1.607</mn>
              </mrow>
              <mrow>
                <msup>
                  <mi>q</mi>
                  <mrow>
                    <mi mathvariant="normal">−</mi>
                    <mn>1</mn>
                  </mrow>
                </msup>
                <mo stretchy="false">+</mo>
                <mn>0.6065</mn>
              </mrow>
              <msup>
                <mi>q</mi>
                <mrow>
                  <mi mathvariant="normal">−</mi>
                  <mn>2</mn>
                </mrow>
              </msup>
            </mrow>
          </mfrac>
        </mrow>
        <mi mathvariant="normal">=</mi>
        <mfrac>
          <mrow>
            <msup>
              <mi>q</mi>
              <mrow>
                <mi mathvariant="normal">−</mi>
                <mi>d</mi>
              </mrow>
            </msup>
            <mi>B</mi>
            <mrow>
              <mo stretchy="false">(</mo>
              <msup>
                <mi>q</mi>
                <mrow>
                  <mi mathvariant="normal">−</mi>
                  <mn>1</mn>
                </mrow>
              </msup>
              <mo stretchy="false">)</mo>
            </mrow>
          </mrow>
          <mrow>
            <mi>A</mi>
            <mrow>
              <mo stretchy="false">(</mo>
              <msup>
                <mi>q</mi>
                <mrow>
                  <mi mathvariant="normal">−</mi>
                  <mn>1</mn>
                </mrow>
              </msup>
              <mo stretchy="false">)</mo>
            </mrow>
          </mrow>
        </mfrac>
      </mrow>
    </mrow>
    <annotation encoding="StarMath 5.0">G(z) = func c2d(G, 0.5) = {0.1065 z + 0.0902} over {z^2 - 1.607 z + 0.6065} = {q^-1 (0.1065 + 0.0902 q^-1)} over {1 - 1.607 q^-1 + 0.6065 q^-2} = {q^-d B(q^-1)} over {A(q^-1)}</annotation>
  </semantics>
</math>
</file>

<file path=Object 3/content.xml><?xml version="1.0" encoding="utf-8"?>
<math xmlns="http://www.w3.org/1998/Math/MathML">
  <semantics>
    <mrow>
      <msub>
        <mi>Q</mi>
        <mi>r</mi>
      </msub>
      <mrow>
        <mrow>
          <mo stretchy="false">(</mo>
          <mi>s</mi>
          <mo stretchy="false">)</mo>
        </mrow>
        <mi mathvariant="normal">=</mi>
        <mfrac>
          <mn>1</mn>
          <mi>s</mi>
        </mfrac>
      </mrow>
      <mi>,</mi>
      <mi/>
      <mrow>
        <mi>J</mi>
        <mi mathvariant="normal">=</mi>
        <mfrac>
          <mn>1</mn>
          <mn>2</mn>
        </mfrac>
      </mrow>
      <mrow>
        <msubsup>
          <mi mathvariant="normal">∫</mi>
          <mrow>
            <mi mathvariant="normal">−</mi>
            <mi mathvariant="normal">∞</mi>
          </mrow>
          <mi mathvariant="normal">∞</mi>
        </msubsup>
        <mrow>
          <mi stretchy="false" mathvariant="normal">{</mi>
          <mrow>
            <msup>
              <mi>X</mi>
              <mrow>
                <mtext/>
                <mi mathvariant="normal">∗</mi>
                <mtext/>
              </mrow>
            </msup>
            <mrow>
              <mo stretchy="false">(</mo>
              <mrow>
                <mi>j</mi>
                <mo stretchy="false">ω</mo>
              </mrow>
              <mo stretchy="false">)</mo>
            </mrow>
            <msup>
              <mi>C</mi>
              <mi>T</mi>
            </msup>
            <msubsup>
              <mi>Q</mi>
              <mi>r</mi>
              <mrow>
                <mtext/>
                <mi mathvariant="normal">∗</mi>
                <mtext/>
              </mrow>
            </msubsup>
            <mrow>
              <mo stretchy="false">(</mo>
              <mrow>
                <mi>j</mi>
                <mo stretchy="false">ω</mo>
              </mrow>
              <mo stretchy="false">)</mo>
            </mrow>
            <msub>
              <mi>Q</mi>
              <mi>r</mi>
            </msub>
            <mrow>
              <mo stretchy="false">(</mo>
              <mrow>
                <mi>j</mi>
                <mo stretchy="false">ω</mo>
              </mrow>
              <mo stretchy="false">)</mo>
            </mrow>
            <mi>C</mi>
            <mi>X</mi>
            <mrow>
              <mrow>
                <mo stretchy="false">(</mo>
                <mrow>
                  <mi>j</mi>
                  <mo stretchy="false">ω</mo>
                </mrow>
                <mo stretchy="false">)</mo>
              </mrow>
              <mo stretchy="false">+</mo>
              <mo stretchy="false">ρ</mo>
            </mrow>
            <msup>
              <mfenced open="∣" close="∣">
                <mrow>
                  <mi>U</mi>
                  <mrow>
                    <mo stretchy="false">(</mo>
                    <mrow>
                      <mi>j</mi>
                      <mo stretchy="false">ω</mo>
                    </mrow>
                    <mo stretchy="false">)</mo>
                  </mrow>
                </mrow>
              </mfenced>
              <mn>2</mn>
            </msup>
          </mrow>
          <mi stretchy="false" mathvariant="normal">}</mi>
        </mrow>
      </mrow>
      <mi>d</mi>
      <mo stretchy="false">ω</mo>
    </mrow>
    <annotation encoding="StarMath 5.0">Q_r(s) = 1 over s ,` J = 1 over 2 int_{-infinity}^infinity lbrace X^{""*""}(j %omega) C^T Q_r^{""*""}(j %omega) Q_r(j %omega) C X(j %omega) + %rho {abs{U(j %omega)}}^2 rbrace d %omega</annotation>
  </semantics>
</math>
</file>

<file path=Object 30/content.xml><?xml version="1.0" encoding="utf-8"?>
<math xmlns="http://www.w3.org/1998/Math/MathML">
  <semantics>
    <mrow>
      <msub>
        <mi>A</mi>
        <mi>m</mi>
      </msub>
      <mrow>
        <mo stretchy="false">(</mo>
        <msup>
          <mi>q</mi>
          <mrow>
            <mi mathvariant="normal">−</mi>
            <mn>1</mn>
          </mrow>
        </msup>
        <mo stretchy="false">)</mo>
      </mrow>
      <msub>
        <mi>y</mi>
        <mi>d</mi>
      </msub>
      <mrow>
        <mrow>
          <mo stretchy="false">(</mo>
          <mi>k</mi>
          <mo stretchy="false">)</mo>
        </mrow>
        <mi mathvariant="normal">=</mi>
        <msup>
          <mi>q</mi>
          <mrow>
            <mi mathvariant="normal">−</mi>
            <mi>d</mi>
          </mrow>
        </msup>
      </mrow>
      <msub>
        <mi>B</mi>
        <mi>m</mi>
      </msub>
      <mrow>
        <mo stretchy="false">(</mo>
        <msup>
          <mi>q</mi>
          <mrow>
            <mi mathvariant="normal">−</mi>
            <mn>1</mn>
          </mrow>
        </msup>
        <mo stretchy="false">)</mo>
      </mrow>
      <msub>
        <mi>u</mi>
        <mi>d</mi>
      </msub>
      <mrow>
        <mo stretchy="false">(</mo>
        <mi>k</mi>
        <mo stretchy="false">)</mo>
      </mrow>
      <mtext>, we want natural frequency of 1 rad/sec and damping ratio of</mtext>
    </mrow>
    <annotation encoding="StarMath 5.0">A_m(q^-1) y_d(k) = q^-d B_m(q^-1) u_d(k) ", we want natural frequency of 1 rad/sec and damping ratio of"</annotation>
  </semantics>
</math>
</file>

<file path=Object 31/content.xml><?xml version="1.0" encoding="utf-8"?>
<math xmlns="http://www.w3.org/1998/Math/MathML">
  <semantics>
    <mrow>
      <mtext>0.707 so continuous poles </mtext>
      <mrow>
        <msub>
          <mi>p</mi>
          <mi>c</mi>
        </msub>
        <mi mathvariant="normal">=</mi>
        <mrow>
          <mrow>
            <mi mathvariant="normal">−</mi>
            <mn>0.707</mn>
          </mrow>
          <mi mathvariant="normal">±</mi>
          <mn>0.707</mn>
        </mrow>
      </mrow>
      <mi>j</mi>
      <mtext>, so </mtext>
      <mrow>
        <mrow>
          <msub>
            <mi>p</mi>
            <mi>d</mi>
          </msub>
          <mi mathvariant="normal">=</mi>
          <msup>
            <mi>e</mi>
            <mrow>
              <msub>
                <mi>p</mi>
                <mi>c</mi>
              </msub>
              <mi>T</mi>
            </mrow>
          </msup>
        </mrow>
        <mi mathvariant="normal">=</mi>
        <mrow>
          <mn>0.659</mn>
          <mi mathvariant="normal">±</mi>
          <mn>0.243</mn>
        </mrow>
      </mrow>
      <mi>j</mi>
    </mrow>
    <annotation encoding="StarMath 5.0">"0.707 so continuous poles " p_c = -0.707 +- 0.707 j ", so " p_d = e^{p_c T} = 0.659 +- 0.243 j</annotation>
  </semantics>
</math>
</file>

<file path=Object 32/content.xml><?xml version="1.0" encoding="utf-8"?>
<math xmlns="http://www.w3.org/1998/Math/MathML">
  <semantics>
    <mrow>
      <msub>
        <mi>A</mi>
        <mi>m</mi>
      </msub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row>
          <mo stretchy="false">(</mo>
          <mrow>
            <mrow>
              <mn>1</mn>
              <mi mathvariant="normal">−</mi>
              <mrow>
                <mo stretchy="false">(</mo>
                <mrow>
                  <mrow>
                    <mn>0.659</mn>
                    <mo stretchy="false">+</mo>
                    <mn>0.243</mn>
                  </mrow>
                  <mi>j</mi>
                </mrow>
                <mo stretchy="false">)</mo>
              </mrow>
            </mrow>
            <msup>
              <mi>q</mi>
              <mrow>
                <mi mathvariant="normal">−</mi>
                <mn>1</mn>
              </mrow>
            </msup>
          </mrow>
          <mo stretchy="false">)</mo>
        </mrow>
      </mrow>
      <mrow>
        <mrow>
          <mo stretchy="false">(</mo>
          <mrow>
            <mrow>
              <mn>1</mn>
              <mi mathvariant="normal">−</mi>
              <mrow>
                <mo stretchy="false">(</mo>
                <mrow>
                  <mrow>
                    <mn>0.659</mn>
                    <mi mathvariant="normal">−</mi>
                    <mn>0.243</mn>
                  </mrow>
                  <mi>j</mi>
                </mrow>
                <mo stretchy="false">)</mo>
              </mrow>
            </mrow>
            <msup>
              <mi>q</mi>
              <mrow>
                <mi mathvariant="normal">−</mi>
                <mn>1</mn>
              </mrow>
            </msup>
          </mrow>
          <mo stretchy="false">)</mo>
        </mrow>
        <mi mathvariant="normal">=</mi>
        <mrow>
          <mn>1</mn>
          <mi mathvariant="normal">−</mi>
          <mn>1.318</mn>
        </mrow>
      </mrow>
      <mrow>
        <msup>
          <mi>q</mi>
          <mrow>
            <mi mathvariant="normal">−</mi>
            <mn>1</mn>
          </mrow>
        </msup>
        <mo stretchy="false">+</mo>
        <mn>0.493</mn>
      </mrow>
      <msup>
        <mi>q</mi>
        <mrow>
          <mi mathvariant="normal">−</mi>
          <mn>2</mn>
        </mrow>
      </msup>
    </mrow>
    <annotation encoding="StarMath 5.0">A_m(q^-1) = (1 - (0.659 + 0.243 j) q^-1) (1 - (0.659 - 0.243 j) q^-1) = 1 - 1.318 q^-1 + 0.493 q^-2</annotation>
  </semantics>
</math>
</file>

<file path=Object 33/content.xml><?xml version="1.0" encoding="utf-8"?>
<math xmlns="http://www.w3.org/1998/Math/MathML">
  <semantics>
    <mrow>
      <mtext>Static gain given by </mtext>
      <mrow>
        <mi>q</mi>
        <mi mathvariant="normal">=</mi>
        <mn>1,</mn>
      </mrow>
      <mtext> so for </mtext>
      <msub>
        <mi>B</mi>
        <mi>m</mi>
      </msub>
      <mrow>
        <mrow>
          <mrow>
            <mo stretchy="false">(</mo>
            <msup>
              <mi>q</mi>
              <mrow>
                <mi mathvariant="normal">−</mi>
                <mn>1</mn>
              </mrow>
            </msup>
            <mo stretchy="false">)</mo>
          </mrow>
          <mi mathvariant="normal">=</mi>
          <msub>
            <mi>b</mi>
            <mi mathvariant="italic">mo</mi>
          </msub>
        </mrow>
        <mi mathvariant="normal">=</mi>
        <msub>
          <mi>A</mi>
          <mi>m</mi>
        </msub>
      </mrow>
      <mrow>
        <mrow>
          <mrow>
            <mo stretchy="false">(</mo>
            <mn>1</mn>
            <mo stretchy="false">)</mo>
          </mrow>
          <mi mathvariant="normal">=</mi>
          <mrow>
            <mrow>
              <mn>1</mn>
              <mi mathvariant="normal">−</mi>
              <mn>1.318</mn>
            </mrow>
            <mo stretchy="false">+</mo>
            <mn>0.493</mn>
          </mrow>
        </mrow>
        <mi mathvariant="normal">=</mi>
        <mn>0.1756</mn>
      </mrow>
    </mrow>
    <annotation encoding="StarMath 5.0">"Static gain given by " q = 1, " so for " B_m(q^-1) = b_mo = A_m(1) = 1 - 1.318 + 0.493 = 0.1756</annotation>
  </semantics>
</math>
</file>

<file path=Object 34/content.xml><?xml version="1.0" encoding="utf-8"?>
<math xmlns="http://www.w3.org/1998/Math/MathML">
  <semantics>
    <mrow>
      <mtext>continuous characteristic equation of </mtext>
      <mrow>
        <msup>
          <mi>s</mi>
          <mn>2</mn>
        </msup>
        <mo stretchy="false">+</mo>
        <mn>2</mn>
      </mrow>
      <mrow>
        <mi>s</mi>
        <mo stretchy="false">+</mo>
        <msup>
          <mn>2</mn>
          <mn>2</mn>
        </msup>
      </mrow>
      <mtext>, so continuous poles </mtext>
      <mrow>
        <msub>
          <mi>p</mi>
          <mi>c</mi>
        </msub>
        <mi mathvariant="normal">=</mi>
        <mrow>
          <mrow>
            <mi mathvariant="normal">−</mi>
            <mn>1</mn>
          </mrow>
          <mi mathvariant="normal">±</mi>
          <mn>1.732</mn>
        </mrow>
      </mrow>
      <mi>j</mi>
    </mrow>
    <annotation encoding="StarMath 5.0">"continuous characteristic equation of " s^2 + 2 s + 2^2 ", so continuous poles " p_c = -1 +- 1.732 j</annotation>
  </semantics>
</math>
</file>

<file path=Object 35/content.xml><?xml version="1.0" encoding="utf-8"?>
<math xmlns="http://www.w3.org/1998/Math/MathML">
  <semantics>
    <mrow>
      <msub>
        <mi>A</mi>
        <mi>c</mi>
      </msub>
      <mi>'</mi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row>
          <mn>1</mn>
          <mo stretchy="false">+</mo>
          <msub>
            <mi>a</mi>
            <mi mathvariant="italic">c1</mi>
          </msub>
        </mrow>
      </mrow>
      <mi>'</mi>
      <mrow>
        <msup>
          <mi>q</mi>
          <mrow>
            <mi mathvariant="normal">−</mi>
            <mn>1</mn>
          </mrow>
        </msup>
        <mo stretchy="false">+</mo>
        <msub>
          <mi>a</mi>
          <mi mathvariant="italic">c2</mi>
        </msub>
      </mrow>
      <mi>'</mi>
      <msup>
        <mi>q</mi>
        <mrow>
          <mi mathvariant="normal">−</mi>
          <mn>2</mn>
        </mrow>
      </msup>
      <mtext>, we want natural frequency of 2 rad/sec and damping ratio of 0.5</mtext>
    </mrow>
    <annotation encoding="StarMath 5.0">A_c'(q^-1) = 1 + a_c1' q^-1 + a_c2' q^-2 ", we want natural frequency of 2 rad/sec and damping ratio of 0.5"</annotation>
  </semantics>
</math>
</file>

<file path=Object 36/content.xml><?xml version="1.0" encoding="utf-8"?>
<math xmlns="http://www.w3.org/1998/Math/MathML">
  <semantics>
    <mrow>
      <mrow>
        <mrow>
          <msub>
            <mi>p</mi>
            <mi>d</mi>
          </msub>
          <mi mathvariant="normal">=</mi>
          <msup>
            <mi>e</mi>
            <mrow>
              <msub>
                <mi>p</mi>
                <mi>c</mi>
              </msub>
              <mi>T</mi>
            </mrow>
          </msup>
        </mrow>
        <mi mathvariant="normal">=</mi>
        <mrow>
          <mn>0.393</mn>
          <mi mathvariant="normal">±</mi>
          <mn>0.462</mn>
        </mrow>
      </mrow>
      <mi>j</mi>
      <mi>,</mi>
      <mi/>
      <msub>
        <mi>A</mi>
        <mi>c</mi>
      </msub>
      <mi>'</mi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row>
          <mo stretchy="false">(</mo>
          <mrow>
            <mrow>
              <mn>1</mn>
              <mi mathvariant="normal">−</mi>
              <mrow>
                <mo stretchy="false">(</mo>
                <mrow>
                  <mrow>
                    <mn>0.393</mn>
                    <mo stretchy="false">+</mo>
                    <mn>0.462</mn>
                  </mrow>
                  <mi>j</mi>
                </mrow>
                <mo stretchy="false">)</mo>
              </mrow>
            </mrow>
            <msup>
              <mi>q</mi>
              <mrow>
                <mi mathvariant="normal">−</mi>
                <mn>1</mn>
              </mrow>
            </msup>
          </mrow>
          <mo stretchy="false">)</mo>
        </mrow>
      </mrow>
      <mrow>
        <mo stretchy="false">(</mo>
        <mrow>
          <mrow>
            <mn>1</mn>
            <mi mathvariant="normal">−</mi>
            <mrow>
              <mo stretchy="false">(</mo>
              <mrow>
                <mrow>
                  <mn>0.393</mn>
                  <mi mathvariant="normal">−</mi>
                  <mn>0.462</mn>
                </mrow>
                <mi>j</mi>
              </mrow>
              <mo stretchy="false">)</mo>
            </mrow>
          </mrow>
          <msup>
            <mi>q</mi>
            <mrow>
              <mi mathvariant="normal">−</mi>
              <mn>1</mn>
            </mrow>
          </msup>
        </mrow>
        <mo stretchy="false">)</mo>
      </mrow>
    </mrow>
    <annotation encoding="StarMath 5.0">p_d = e^{p_c T} = 0.393 +- 0.462 j ,` A_c'(q^-1) = (1 - (0.393 + 0.462 j) q^-1) (1 - (0.393 - 0.462 j) q^-1)</annotation>
  </semantics>
</math>
</file>

<file path=Object 37/content.xml><?xml version="1.0" encoding="utf-8"?>
<math xmlns="http://www.w3.org/1998/Math/MathML">
  <semantics>
    <mrow>
      <msub>
        <mi>A</mi>
        <mi>c</mi>
      </msub>
      <mi>'</mi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row>
          <mn>1</mn>
          <mi mathvariant="normal">−</mi>
          <mn>0.786</mn>
        </mrow>
      </mrow>
      <mrow>
        <msup>
          <mi>q</mi>
          <mrow>
            <mi mathvariant="normal">−</mi>
            <mn>1</mn>
          </mrow>
        </msup>
        <mo stretchy="false">+</mo>
        <mn>0.368</mn>
      </mrow>
      <msup>
        <mi>q</mi>
        <mrow>
          <mi mathvariant="normal">−</mi>
          <mn>2</mn>
        </mrow>
      </msup>
    </mrow>
    <annotation encoding="StarMath 5.0">A_c'(q^-1) = 1 - 0.786 q^-1 + 0.368 q^-2</annotation>
  </semantics>
</math>
</file>

<file path=Object 38/content.xml><?xml version="1.0" encoding="utf-8"?>
<math xmlns="http://www.w3.org/1998/Math/MathML">
  <semantics>
    <mrow>
      <msub>
        <mi>A</mi>
        <mi>c</mi>
      </msub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sub>
          <mi>A</mi>
          <mi>c</mi>
        </msub>
      </mrow>
      <mi>'</mi>
      <mrow>
        <mo stretchy="false">(</mo>
        <msup>
          <mi>q</mi>
          <mrow>
            <mi mathvariant="normal">−</mi>
            <mn>1</mn>
          </mrow>
        </msup>
        <mo stretchy="false">)</mo>
      </mrow>
      <msup>
        <mi>B</mi>
        <mi>s</mi>
      </msup>
      <mrow>
        <mo stretchy="false">(</mo>
        <msup>
          <mi>q</mi>
          <mrow>
            <mi mathvariant="normal">−</mi>
            <mn>1</mn>
          </mrow>
        </msup>
        <mo stretchy="false">)</mo>
      </mrow>
      <mi>,</mi>
      <mi/>
      <msup>
        <mi>B</mi>
        <mi>s</mi>
      </msup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frac>
          <mn>1</mn>
          <msub>
            <mi>b</mi>
            <mn>0</mn>
          </msub>
        </mfrac>
      </mrow>
      <mi>B</mi>
      <mrow>
        <mo stretchy="false">(</mo>
        <msup>
          <mi>q</mi>
          <mrow>
            <mi mathvariant="normal">−</mi>
            <mn>1</mn>
          </mrow>
        </msup>
        <mo stretchy="false">)</mo>
      </mrow>
      <mi>,</mi>
      <mi/>
      <msup>
        <mi>B</mi>
        <mi>u</mi>
      </msup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sub>
          <mi>b</mi>
          <mn>0</mn>
        </msub>
      </mrow>
    </mrow>
    <annotation encoding="StarMath 5.0">A_c(q^-1) = A_c'(q^-1) B^s(q^-1) ,` B^s(q^-1) = 1 over b_0 B(q^-1) ,` B^u(q^-1) = b_0</annotation>
  </semantics>
</math>
</file>

<file path=Object 39/content.xml><?xml version="1.0" encoding="utf-8"?>
<math xmlns="http://www.w3.org/1998/Math/MathML">
  <semantics>
    <mrow>
      <mtext>From part a, leading coefficient of </mtext>
      <mi>B</mi>
      <mrow>
        <mo stretchy="false">(</mo>
        <msup>
          <mi>q</mi>
          <mrow>
            <mi mathvariant="normal">−</mi>
            <mn>1</mn>
          </mrow>
        </msup>
        <mo stretchy="false">)</mo>
      </mrow>
      <mi>,</mi>
      <mi/>
      <mrow>
        <msub>
          <mi>b</mi>
          <mn>0</mn>
        </msub>
        <mi mathvariant="normal">=</mi>
        <mn>0.1065</mn>
      </mrow>
    </mrow>
    <annotation encoding="StarMath 5.0">"From part a, leading coefficient of " B(q^-1) ,` b_0 = 0.1065</annotation>
  </semantics>
</math>
</file>

<file path=Object 4/content.xml><?xml version="1.0" encoding="utf-8"?>
<math xmlns="http://www.w3.org/1998/Math/MathML">
  <semantics>
    <mrow>
      <mtext>Using functions fslqr and fslqr_reg with </mtext>
      <mrow>
        <msub>
          <mi>Q</mi>
          <mi>f</mi>
        </msub>
        <mi mathvariant="normal">=</mi>
        <mtext>zeros(2), </mtext>
      </mrow>
      <mrow>
        <msub>
          <mi>R</mi>
          <mi>f</mi>
        </msub>
        <mi mathvariant="normal">=</mi>
        <mn>1,</mn>
      </mrow>
      <mi/>
      <mrow>
        <mo stretchy="false">ρ</mo>
        <mi mathvariant="normal">=</mi>
        <mrow>
          <mn>3.2</mn>
          <mi mathvariant="normal">⋅</mi>
          <msup>
            <mn>10</mn>
            <mrow>
              <mi mathvariant="normal">−</mi>
              <mn>9</mn>
            </mrow>
          </msup>
        </mrow>
      </mrow>
      <mtext> gives a gain crossover</mtext>
    </mrow>
    <annotation encoding="StarMath 5.0">"Using functions fslqr and fslqr_reg with " Q_f = "zeros(2), " R_f = 1,` %rho = 3.2 cdot 10^-9 " gives a gain crossover"</annotation>
  </semantics>
</math>
</file>

<file path=Object 40/content.xml><?xml version="1.0" encoding="utf-8"?>
<math xmlns="http://www.w3.org/1998/Math/MathML">
  <semantics>
    <mrow>
      <mi>d</mi>
      <mrow>
        <mrow>
          <mo stretchy="false">(</mo>
          <mi>k</mi>
          <mo stretchy="false">)</mo>
        </mrow>
        <mi mathvariant="normal">=</mi>
        <mn>0</mn>
      </mrow>
      <mtext> so </mtext>
      <msub>
        <mi>A</mi>
        <mi>d</mi>
      </msub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n>1,</mn>
      </mrow>
      <mi/>
      <mi>R</mi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i>R</mi>
      </mrow>
      <mi>'</mi>
      <mrow>
        <mo stretchy="false">(</mo>
        <msup>
          <mi>q</mi>
          <mrow>
            <mi mathvariant="normal">−</mi>
            <mn>1</mn>
          </mrow>
        </msup>
        <mo stretchy="false">)</mo>
      </mrow>
      <msub>
        <mi>A</mi>
        <mi>d</mi>
      </msub>
      <mrow>
        <mo stretchy="false">(</mo>
        <msup>
          <mi>q</mi>
          <mrow>
            <mi mathvariant="normal">−</mi>
            <mn>1</mn>
          </mrow>
        </msup>
        <mo stretchy="false">)</mo>
      </mrow>
      <msup>
        <mi>B</mi>
        <mi>s</mi>
      </msup>
      <mrow>
        <mo stretchy="false">(</mo>
        <msup>
          <mi>q</mi>
          <mrow>
            <mi mathvariant="normal">−</mi>
            <mn>1</mn>
          </mrow>
        </msup>
        <mo stretchy="false">)</mo>
      </mrow>
    </mrow>
    <annotation encoding="StarMath 5.0">d(k) = 0 " so " A_d(q^-1) = 1,` R(q^-1) = R'(q^-1) A_d(q^-1) B^s(q^-1)</annotation>
  </semantics>
</math>
</file>

<file path=Object 41/content.xml><?xml version="1.0" encoding="utf-8"?>
<math xmlns="http://www.w3.org/1998/Math/MathML">
  <semantics>
    <mrow>
      <mtext>Diophantine equation </mtext>
      <msub>
        <mi>A</mi>
        <mi>c</mi>
      </msub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i>A</mi>
      </mrow>
      <mrow>
        <mo stretchy="false">(</mo>
        <msup>
          <mi>q</mi>
          <mrow>
            <mi mathvariant="normal">−</mi>
            <mn>1</mn>
          </mrow>
        </msup>
        <mo stretchy="false">)</mo>
      </mrow>
      <mi>R</mi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o stretchy="false">+</mo>
        <msup>
          <mi>q</mi>
          <mrow>
            <mi mathvariant="normal">−</mi>
            <mi>d</mi>
          </mrow>
        </msup>
      </mrow>
      <mi>B</mi>
      <mrow>
        <mo stretchy="false">(</mo>
        <msup>
          <mi>q</mi>
          <mrow>
            <mi mathvariant="normal">−</mi>
            <mn>1</mn>
          </mrow>
        </msup>
        <mo stretchy="false">)</mo>
      </mrow>
      <mi>S</mi>
      <mrow>
        <mo stretchy="false">(</mo>
        <msup>
          <mi>q</mi>
          <mrow>
            <mi mathvariant="normal">−</mi>
            <mn>1</mn>
          </mrow>
        </msup>
        <mo stretchy="false">)</mo>
      </mrow>
    </mrow>
    <annotation encoding="StarMath 5.0">"Diophantine equation " A_c(q^-1) = A(q^-1) R(q^-1) + q^-d B(q^-1) S(q^-1)</annotation>
  </semantics>
</math>
</file>

<file path=Object 42/content.xml><?xml version="1.0" encoding="utf-8"?>
<math xmlns="http://www.w3.org/1998/Math/MathML">
  <semantics>
    <mrow>
      <msub>
        <mi>A</mi>
        <mi>c</mi>
      </msub>
      <mi>'</mi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sub>
          <mi>A</mi>
          <mi>d</mi>
        </msub>
      </mrow>
      <mrow>
        <mo stretchy="false">(</mo>
        <msup>
          <mi>q</mi>
          <mrow>
            <mi mathvariant="normal">−</mi>
            <mn>1</mn>
          </mrow>
        </msup>
        <mo stretchy="false">)</mo>
      </mrow>
      <mi>A</mi>
      <mrow>
        <mo stretchy="false">(</mo>
        <msup>
          <mi>q</mi>
          <mrow>
            <mi mathvariant="normal">−</mi>
            <mn>1</mn>
          </mrow>
        </msup>
        <mo stretchy="false">)</mo>
      </mrow>
      <mi>R</mi>
      <mi>'</mi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o stretchy="false">+</mo>
        <msup>
          <mi>q</mi>
          <mrow>
            <mi mathvariant="normal">−</mi>
            <mi>d</mi>
          </mrow>
        </msup>
      </mrow>
      <msup>
        <mi>B</mi>
        <mi>u</mi>
      </msup>
      <mrow>
        <mo stretchy="false">(</mo>
        <msup>
          <mi>q</mi>
          <mrow>
            <mi mathvariant="normal">−</mi>
            <mn>1</mn>
          </mrow>
        </msup>
        <mo stretchy="false">)</mo>
      </mrow>
      <mi>S</mi>
      <mrow>
        <mo stretchy="false">(</mo>
        <msup>
          <mi>q</mi>
          <mrow>
            <mi mathvariant="normal">−</mi>
            <mn>1</mn>
          </mrow>
        </msup>
        <mo stretchy="false">)</mo>
      </mrow>
    </mrow>
    <annotation encoding="StarMath 5.0">A_c'(q^-1) = A_d(q^-1) A(q^-1) R'(q^-1) + q^-d B^u(q^-1) S(q^-1)</annotation>
  </semantics>
</math>
</file>

<file path=Object 43/content.xml><?xml version="1.0" encoding="utf-8"?>
<math xmlns="http://www.w3.org/1998/Math/MathML">
  <semantics>
    <mrow>
      <mtext>Perfect tracking feedforward </mtext>
      <mi>T</mi>
      <mrow>
        <mrow>
          <mrow>
            <mo stretchy="false">(</mo>
            <mrow>
              <msup>
                <mi>q</mi>
                <mrow>
                  <mi mathvariant="normal">−</mi>
                  <mn>1</mn>
                </mrow>
              </msup>
              <mi>,</mi>
              <mi>q</mi>
            </mrow>
            <mo stretchy="false">)</mo>
          </mrow>
          <mi mathvariant="normal">=</mi>
          <mfrac>
            <mrow>
              <msup>
                <mi>q</mi>
                <mi>d</mi>
              </msup>
              <msub>
                <mi>A</mi>
                <mi>c</mi>
              </msub>
              <mi>'</mi>
              <mrow>
                <mo stretchy="false">(</mo>
                <msup>
                  <mi>q</mi>
                  <mrow>
                    <mi mathvariant="normal">−</mi>
                    <mn>1</mn>
                  </mrow>
                </msup>
                <mo stretchy="false">)</mo>
              </mrow>
            </mrow>
            <msub>
              <mi>b</mi>
              <mn>0</mn>
            </msub>
          </mfrac>
        </mrow>
        <mi mathvariant="normal">=</mi>
        <mfrac>
          <mrow>
            <mi>q</mi>
            <mrow>
              <mo stretchy="false">(</mo>
              <mrow>
                <mrow>
                  <mn>1</mn>
                  <mi mathvariant="normal">−</mi>
                  <mn>0.786</mn>
                </mrow>
                <mrow>
                  <msup>
                    <mi>q</mi>
                    <mrow>
                      <mi mathvariant="normal">−</mi>
                      <mn>1</mn>
                    </mrow>
                  </msup>
                  <mo stretchy="false">+</mo>
                  <mn>0.368</mn>
                </mrow>
                <msup>
                  <mi>q</mi>
                  <mrow>
                    <mi mathvariant="normal">−</mi>
                    <mn>2</mn>
                  </mrow>
                </msup>
              </mrow>
              <mo stretchy="false">)</mo>
            </mrow>
          </mrow>
          <mn>0.1065</mn>
        </mfrac>
      </mrow>
    </mrow>
    <annotation encoding="StarMath 5.0">"Perfect tracking feedforward " T(q^-1 , q) = {q^d A_c'(q^-1)} over b_0 = {q (1 - 0.786 q^-1 + 0.368 q^-2)} over 0.1065</annotation>
  </semantics>
</math>
</file>

<file path=Object 44/content.xml><?xml version="1.0" encoding="utf-8"?>
<math xmlns="http://www.w3.org/1998/Math/MathML">
  <semantics>
    <mrow>
      <mrow>
        <mn>1</mn>
        <mi mathvariant="normal">−</mi>
        <mn>0.786</mn>
      </mrow>
      <mrow>
        <msup>
          <mi>q</mi>
          <mrow>
            <mi mathvariant="normal">−</mi>
            <mn>1</mn>
          </mrow>
        </msup>
        <mo stretchy="false">+</mo>
        <mn>0.368</mn>
      </mrow>
      <mrow>
        <msup>
          <mi>q</mi>
          <mrow>
            <mi mathvariant="normal">−</mi>
            <mn>2</mn>
          </mrow>
        </msup>
        <mi mathvariant="normal">=</mi>
        <mn>1</mn>
      </mrow>
      <mrow>
        <mo stretchy="false">(</mo>
        <mrow>
          <mrow>
            <mn>1</mn>
            <mi mathvariant="normal">−</mi>
            <mn>1.607</mn>
          </mrow>
          <mrow>
            <msup>
              <mi>q</mi>
              <mrow>
                <mi mathvariant="normal">−</mi>
                <mn>1</mn>
              </mrow>
            </msup>
            <mo stretchy="false">+</mo>
            <mn>0.6065</mn>
          </mrow>
          <msup>
            <mi>q</mi>
            <mrow>
              <mi mathvariant="normal">−</mi>
              <mn>2</mn>
            </mrow>
          </msup>
        </mrow>
        <mo stretchy="false">)</mo>
      </mrow>
      <mi>R</mi>
      <mi>'</mi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o stretchy="false">+</mo>
        <msup>
          <mi>q</mi>
          <mrow>
            <mi mathvariant="normal">−</mi>
            <mn>1</mn>
          </mrow>
        </msup>
      </mrow>
      <mn>0.1065</mn>
      <mi>S</mi>
      <mrow>
        <mo stretchy="false">(</mo>
        <msup>
          <mi>q</mi>
          <mrow>
            <mi mathvariant="normal">−</mi>
            <mn>1</mn>
          </mrow>
        </msup>
        <mo stretchy="false">)</mo>
      </mrow>
    </mrow>
    <annotation encoding="StarMath 5.0">1 - 0.786 q^-1 + 0.368 q^-2 = 1 (1 - 1.607 q^-1 + 0.6065 q^-2) R'(q^-1) + q^-1 0.1065 S(q^-1)</annotation>
  </semantics>
</math>
</file>

<file path=Object 45/content.xml><?xml version="1.0" encoding="utf-8"?>
<math xmlns="http://www.w3.org/1998/Math/MathML">
  <semantics>
    <mrow>
      <mrow>
        <msub>
          <mi>m</mi>
          <mi>u</mi>
        </msub>
        <mi mathvariant="normal">=</mi>
        <mn>0</mn>
      </mrow>
      <mtext> since </mtext>
      <msub>
        <mi>B</mi>
        <mi>u</mi>
      </msub>
      <mrow>
        <mo stretchy="false">(</mo>
        <msup>
          <mi>q</mi>
          <mrow>
            <mi mathvariant="normal">−</mi>
            <mn>1</mn>
          </mrow>
        </msup>
        <mo stretchy="false">)</mo>
      </mrow>
      <mtext> is a scalar, and </mtext>
      <mrow>
        <mi>d</mi>
        <mi mathvariant="normal">=</mi>
        <mn>1,</mn>
      </mrow>
      <mtext> so </mtext>
      <msub>
        <mi>n</mi>
        <mi>r</mi>
      </msub>
      <mrow>
        <mrow>
          <mi>'</mi>
          <mi mathvariant="normal">=</mi>
          <mrow>
            <mrow>
              <mi>d</mi>
              <mo stretchy="false">+</mo>
              <msub>
                <mi>m</mi>
                <mi>u</mi>
              </msub>
            </mrow>
            <mi mathvariant="normal">−</mi>
            <mn>1</mn>
          </mrow>
        </mrow>
        <mi mathvariant="normal">=</mi>
        <mn>0</mn>
      </mrow>
      <mtext> therefore </mtext>
      <mi>R</mi>
      <mi>'</mi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n>1</mn>
      </mrow>
    </mrow>
    <annotation encoding="StarMath 5.0">m_u = 0 " since " B_u(q^-1) " is a scalar, and " d = 1, " so " n_r' = d + m_u - 1 = 0 " therefore " R'(q^-1) = 1</annotation>
  </semantics>
</math>
</file>

<file path=Object 46/content.xml><?xml version="1.0" encoding="utf-8"?>
<math xmlns="http://www.w3.org/1998/Math/MathML">
  <semantics>
    <mrow>
      <mrow>
        <mi>n</mi>
        <mi mathvariant="normal">=</mi>
        <mn>2,</mn>
      </mrow>
      <mi/>
      <mrow>
        <msub>
          <mi>n</mi>
          <mi>d</mi>
        </msub>
        <mi mathvariant="normal">=</mi>
        <mn>0,</mn>
      </mrow>
      <mi/>
      <msub>
        <mi>n</mi>
        <mi>c</mi>
      </msub>
      <mrow>
        <mi>'</mi>
        <mi mathvariant="normal">=</mi>
        <mn>2,</mn>
      </mrow>
      <mtext> so </mtext>
      <mrow>
        <msub>
          <mi>n</mi>
          <mi>s</mi>
        </msub>
        <mi mathvariant="normal">=</mi>
        <mi>max</mi>
      </mrow>
      <mrow>
        <mrow>
          <mo stretchy="false">(</mo>
          <mrow>
            <mrow>
              <mrow>
                <mi>n</mi>
                <mo stretchy="false">+</mo>
                <msub>
                  <mi>n</mi>
                  <mi>d</mi>
                </msub>
              </mrow>
              <mi mathvariant="normal">−</mi>
              <mn>1,</mn>
            </mrow>
            <mi/>
            <msub>
              <mi>n</mi>
              <mi>c</mi>
            </msub>
            <mrow>
              <mrow>
                <mi>'</mi>
                <mi mathvariant="normal">−</mi>
                <mi>d</mi>
              </mrow>
              <mi mathvariant="normal">−</mi>
              <msub>
                <mi>m</mi>
                <mi>u</mi>
              </msub>
            </mrow>
          </mrow>
          <mo stretchy="false">)</mo>
        </mrow>
        <mi mathvariant="normal">=</mi>
        <mn>1,</mn>
      </mrow>
      <mi/>
      <mi>S</mi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row>
          <msub>
            <mi>s</mi>
            <mn>0</mn>
          </msub>
          <mo stretchy="false">+</mo>
          <msub>
            <mi>s</mi>
            <mn>1</mn>
          </msub>
        </mrow>
      </mrow>
      <msup>
        <mi>q</mi>
        <mrow>
          <mi mathvariant="normal">−</mi>
          <mn>1</mn>
        </mrow>
      </msup>
    </mrow>
    <annotation encoding="StarMath 5.0">n = 2,` n_d = 0,` n_c' = 2, " so " n_s = func max(n + n_d - 1,` n_c' - d - m_u) = 1,` S(q^-1) = s_0 + s_1 q^-1</annotation>
  </semantics>
</math>
</file>

<file path=Object 47/content.xml><?xml version="1.0" encoding="utf-8"?>
<math xmlns="http://www.w3.org/1998/Math/MathML">
  <semantics>
    <mrow>
      <mrow>
        <mn>1</mn>
        <mi mathvariant="normal">−</mi>
        <mn>0.786</mn>
      </mrow>
      <mrow>
        <msup>
          <mi>q</mi>
          <mrow>
            <mi mathvariant="normal">−</mi>
            <mn>1</mn>
          </mrow>
        </msup>
        <mo stretchy="false">+</mo>
        <mn>0.368</mn>
      </mrow>
      <mrow>
        <msup>
          <mi>q</mi>
          <mrow>
            <mi mathvariant="normal">−</mi>
            <mn>2</mn>
          </mrow>
        </msup>
        <mi mathvariant="normal">=</mi>
        <mrow>
          <mrow>
            <mo stretchy="false">(</mo>
            <mrow>
              <mrow>
                <mn>1</mn>
                <mi mathvariant="normal">−</mi>
                <mn>1.607</mn>
              </mrow>
              <mrow>
                <msup>
                  <mi>q</mi>
                  <mrow>
                    <mi mathvariant="normal">−</mi>
                    <mn>1</mn>
                  </mrow>
                </msup>
                <mo stretchy="false">+</mo>
                <mn>0.6065</mn>
              </mrow>
              <msup>
                <mi>q</mi>
                <mrow>
                  <mi mathvariant="normal">−</mi>
                  <mn>2</mn>
                </mrow>
              </msup>
            </mrow>
            <mo stretchy="false">)</mo>
          </mrow>
          <mo stretchy="false">+</mo>
          <msup>
            <mi>q</mi>
            <mrow>
              <mi mathvariant="normal">−</mi>
              <mn>1</mn>
            </mrow>
          </msup>
        </mrow>
      </mrow>
      <mn>0.1065</mn>
      <mrow>
        <mo stretchy="false">(</mo>
        <mrow>
          <mrow>
            <msub>
              <mi>s</mi>
              <mn>0</mn>
            </msub>
            <mo stretchy="false">+</mo>
            <msub>
              <mi>s</mi>
              <mn>1</mn>
            </msub>
          </mrow>
          <msup>
            <mi>q</mi>
            <mrow>
              <mi mathvariant="normal">−</mi>
              <mn>1</mn>
            </mrow>
          </msup>
        </mrow>
        <mo stretchy="false">)</mo>
      </mrow>
    </mrow>
    <annotation encoding="StarMath 5.0">1 - 0.786 q^-1 + 0.368 q^-2 = (1 - 1.607 q^-1 + 0.6065 q^-2) + q^-1 0.1065 (s_0 + s_1 q^-1)</annotation>
  </semantics>
</math>
</file>

<file path=Object 48/content.xml><?xml version="1.0" encoding="utf-8"?>
<math xmlns="http://www.w3.org/1998/Math/MathML">
  <semantics>
    <mrow>
      <mrow>
        <mrow>
          <mi mathvariant="normal">−</mi>
          <mn>0.786</mn>
        </mrow>
        <mi mathvariant="normal">=</mi>
        <mrow>
          <mrow>
            <mi mathvariant="normal">−</mi>
            <mn>1.607</mn>
          </mrow>
          <mo stretchy="false">+</mo>
          <mn>0.1065</mn>
        </mrow>
      </mrow>
      <msub>
        <mi>s</mi>
        <mn>0</mn>
      </msub>
      <mi>,</mi>
      <mi/>
      <mrow>
        <mn>0.368</mn>
        <mi mathvariant="normal">=</mi>
        <mrow>
          <mn>0.6065</mn>
          <mo stretchy="false">+</mo>
          <mn>0.1065</mn>
        </mrow>
      </mrow>
      <msub>
        <mi>s</mi>
        <mn>1</mn>
      </msub>
    </mrow>
    <annotation encoding="StarMath 5.0">-0.786 = -1.607 + 0.1065 s_0 ,` 0.368 = 0.6065 + 0.1065 s_1</annotation>
  </semantics>
</math>
</file>

<file path=Object 49/content.xml><?xml version="1.0" encoding="utf-8"?>
<math xmlns="http://www.w3.org/1998/Math/MathML">
  <semantics>
    <mrow>
      <mrow>
        <mrow>
          <msub>
            <mi>s</mi>
            <mn>0</mn>
          </msub>
          <mi mathvariant="normal">=</mi>
          <mrow>
            <mrow>
              <mo stretchy="false">(</mo>
              <mrow>
                <mn>1.607</mn>
                <mi mathvariant="normal">−</mi>
                <mn>0.786</mn>
              </mrow>
              <mo stretchy="false">)</mo>
            </mrow>
            <mi mathvariant="normal">/</mi>
            <mn>0.1065</mn>
          </mrow>
        </mrow>
        <mi mathvariant="normal">=</mi>
        <mn>7.703,</mn>
      </mrow>
      <mi/>
      <mrow>
        <mrow>
          <msub>
            <mi>s</mi>
            <mn>1</mn>
          </msub>
          <mi mathvariant="normal">=</mi>
          <mrow>
            <mrow>
              <mo stretchy="false">(</mo>
              <mrow>
                <mn>0.368</mn>
                <mi mathvariant="normal">−</mi>
                <mn>0.6065</mn>
              </mrow>
              <mo stretchy="false">)</mo>
            </mrow>
            <mi mathvariant="normal">/</mi>
            <mn>0.1065</mn>
          </mrow>
        </mrow>
        <mi mathvariant="normal">=</mi>
        <mrow>
          <mi mathvariant="normal">−</mi>
          <mn>2.24</mn>
        </mrow>
      </mrow>
    </mrow>
    <annotation encoding="StarMath 5.0">s_0 = (1.607 - 0.786) / 0.1065 = 7.703,` s_1 = (0.368 - 0.6065) / 0.1065 = -2.24</annotation>
  </semantics>
</math>
</file>

<file path=Object 5/content.xml><?xml version="1.0" encoding="utf-8"?>
<math xmlns="http://www.w3.org/1998/Math/MathML">
  <semantics>
    <mrow>
      <mtext>frequency of 60 rad/sec for </mtext>
      <msub>
        <mi>G</mi>
        <mrow>
          <mi>o</mi>
          <mrow>
            <mi>E</mi>
            <mo stretchy="false">→</mo>
            <mi>Y</mi>
          </mrow>
        </mrow>
      </msub>
      <mrow>
        <mo stretchy="false">(</mo>
        <mi>s</mi>
        <mo stretchy="false">)</mo>
      </mrow>
    </mrow>
    <annotation encoding="StarMath 5.0">"frequency of 60 rad/sec for " G_{o E toward Y}(s)</annotation>
  </semantics>
</math>
</file>

<file path=Object 50/content.xml><?xml version="1.0" encoding="utf-8"?>
<math xmlns="http://www.w3.org/1998/Math/MathML">
  <semantics>
    <mrow>
      <mi>T</mi>
      <mrow>
        <mrow>
          <mo stretchy="false">(</mo>
          <mrow>
            <msup>
              <mi>q</mi>
              <mrow>
                <mi mathvariant="normal">−</mi>
                <mn>1</mn>
              </mrow>
            </msup>
            <mi>,</mi>
            <mi>q</mi>
          </mrow>
          <mo stretchy="false">)</mo>
        </mrow>
        <mi mathvariant="normal">=</mi>
        <mfrac>
          <mrow>
            <mrow>
              <mrow>
                <mi>q</mi>
                <mi mathvariant="normal">−</mi>
                <mn>0.786</mn>
              </mrow>
              <mo stretchy="false">+</mo>
              <mn>0.368</mn>
            </mrow>
            <msup>
              <mi>q</mi>
              <mrow>
                <mi mathvariant="normal">−</mi>
                <mn>1</mn>
              </mrow>
            </msup>
          </mrow>
          <mn>0.1065</mn>
        </mfrac>
      </mrow>
      <mi>,</mi>
      <mi/>
      <mi>r</mi>
      <mrow>
        <mrow>
          <mo stretchy="false">(</mo>
          <mi>k</mi>
          <mo stretchy="false">)</mo>
        </mrow>
        <mi mathvariant="normal">=</mi>
        <mi>T</mi>
      </mrow>
      <mrow>
        <mo stretchy="false">(</mo>
        <mrow>
          <msup>
            <mi>q</mi>
            <mrow>
              <mi mathvariant="normal">−</mi>
              <mn>1</mn>
            </mrow>
          </msup>
          <mi>,</mi>
          <mi>q</mi>
        </mrow>
        <mo stretchy="false">)</mo>
      </mrow>
      <msub>
        <mi>y</mi>
        <mi>d</mi>
      </msub>
      <mrow>
        <mo stretchy="false">(</mo>
        <mi>k</mi>
        <mo stretchy="false">)</mo>
      </mrow>
      <mi>,</mi>
      <mi/>
      <mi>S</mi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row>
          <mn>7.703</mn>
          <mi mathvariant="normal">−</mi>
          <mn>2.24</mn>
        </mrow>
      </mrow>
      <msup>
        <mi>q</mi>
        <mrow>
          <mi mathvariant="normal">−</mi>
          <mn>1</mn>
        </mrow>
      </msup>
    </mrow>
    <annotation encoding="StarMath 5.0">T(q^-1 , q) = {q - 0.786 + 0.368 q^-1} over 0.1065 ,` r(k) = T(q^-1 , q) y_d(k) ,` S(q^-1) = 7.703 - 2.24 q^-1</annotation>
  </semantics>
</math>
</file>

<file path=Object 51/content.xml><?xml version="1.0" encoding="utf-8"?>
<math xmlns="http://www.w3.org/1998/Math/MathML">
  <semantics>
    <mrow>
      <mi>R</mi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i>R</mi>
      </mrow>
      <mi>'</mi>
      <mrow>
        <mo stretchy="false">(</mo>
        <msup>
          <mi>q</mi>
          <mrow>
            <mi mathvariant="normal">−</mi>
            <mn>1</mn>
          </mrow>
        </msup>
        <mo stretchy="false">)</mo>
      </mrow>
      <msub>
        <mi>A</mi>
        <mi>d</mi>
      </msub>
      <mrow>
        <mo stretchy="false">(</mo>
        <msup>
          <mi>q</mi>
          <mrow>
            <mi mathvariant="normal">−</mi>
            <mn>1</mn>
          </mrow>
        </msup>
        <mo stretchy="false">)</mo>
      </mrow>
      <msup>
        <mi>B</mi>
        <mi>s</mi>
      </msup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frac>
          <mrow>
            <mrow>
              <mn>0.1065</mn>
              <mo stretchy="false">+</mo>
              <mn>0.0902</mn>
            </mrow>
            <msup>
              <mi>q</mi>
              <mrow>
                <mi mathvariant="normal">−</mi>
                <mn>1</mn>
              </mrow>
            </msup>
          </mrow>
          <mn>0.1065</mn>
        </mfrac>
      </mrow>
      <mi>,</mi>
      <mi/>
      <mi>u</mi>
      <mrow>
        <mrow>
          <mo stretchy="false">(</mo>
          <mi>k</mi>
          <mo stretchy="false">)</mo>
        </mrow>
        <mi mathvariant="normal">=</mi>
        <mfrac>
          <mn>1</mn>
          <mrow>
            <mi>R</mi>
            <mrow>
              <mo stretchy="false">(</mo>
              <msup>
                <mi>q</mi>
                <mrow>
                  <mi mathvariant="normal">−</mi>
                  <mn>1</mn>
                </mrow>
              </msup>
              <mo stretchy="false">)</mo>
            </mrow>
          </mrow>
        </mfrac>
      </mrow>
      <mrow>
        <mi stretchy="false" mathvariant="normal">[</mi>
        <mrow>
          <mi>r</mi>
          <mrow>
            <mrow>
              <mo stretchy="false">(</mo>
              <mi>k</mi>
              <mo stretchy="false">)</mo>
            </mrow>
            <mi mathvariant="normal">−</mi>
            <mi>S</mi>
          </mrow>
          <mrow>
            <mo stretchy="false">(</mo>
            <msup>
              <mi>q</mi>
              <mrow>
                <mi mathvariant="normal">−</mi>
                <mn>1</mn>
              </mrow>
            </msup>
            <mo stretchy="false">)</mo>
          </mrow>
          <mi>y</mi>
          <mrow>
            <mo stretchy="false">(</mo>
            <mi>k</mi>
            <mo stretchy="false">)</mo>
          </mrow>
        </mrow>
        <mi stretchy="false" mathvariant="normal">]</mi>
      </mrow>
    </mrow>
    <annotation encoding="StarMath 5.0">R(q^-1) = R'(q^-1) A_d(q^-1) B^s(q^-1) = {0.1065 + 0.0902 q^-1} over 0.1065 ,` u(k) = 1 over {R(q^-1)} [r(k) - S(q^-1) y(k)]</annotation>
  </semantics>
</math>
</file>

<file path=Object 52/content.xml><?xml version="1.0" encoding="utf-8"?>
<math xmlns="http://www.w3.org/1998/Math/MathML">
  <semantics>
    <mrow>
      <msub>
        <mi>y</mi>
        <mi>d</mi>
      </msub>
      <mrow>
        <mrow>
          <mo stretchy="false">(</mo>
          <mrow>
            <mi mathvariant="normal">−</mi>
            <mn>1</mn>
          </mrow>
          <mo stretchy="false">)</mo>
        </mrow>
        <mi mathvariant="normal">=</mi>
        <msub>
          <mi>y</mi>
          <mi>d</mi>
        </msub>
      </mrow>
      <mrow>
        <mrow>
          <mo stretchy="false">(</mo>
          <mn>0</mn>
          <mo stretchy="false">)</mo>
        </mrow>
        <mi mathvariant="normal">=</mi>
        <mi>y</mi>
      </mrow>
      <mrow>
        <mrow>
          <mo stretchy="false">(</mo>
          <mrow>
            <mi mathvariant="normal">−</mi>
            <mn>1</mn>
          </mrow>
          <mo stretchy="false">)</mo>
        </mrow>
        <mi mathvariant="normal">=</mi>
        <mi>y</mi>
      </mrow>
      <mrow>
        <mrow>
          <mo stretchy="false">(</mo>
          <mn>0</mn>
          <mo stretchy="false">)</mo>
        </mrow>
        <mi mathvariant="normal">=</mi>
        <mn>0,</mn>
      </mrow>
      <mi/>
      <msub>
        <mi>u</mi>
        <mi>d</mi>
      </msub>
      <mrow>
        <mrow>
          <mo stretchy="false">(</mo>
          <mi>k</mi>
          <mo stretchy="false">)</mo>
        </mrow>
        <mi mathvariant="normal">=</mi>
        <msub>
          <mi>u</mi>
          <mi>s</mi>
        </msub>
      </mrow>
      <mrow>
        <mrow>
          <mo stretchy="false">(</mo>
          <mi>k</mi>
          <mo stretchy="false">)</mo>
        </mrow>
        <mi mathvariant="normal">−</mi>
        <mn>2</mn>
      </mrow>
      <msub>
        <mi>u</mi>
        <mi>s</mi>
      </msub>
      <mrow>
        <mrow>
          <mo stretchy="false">(</mo>
          <mrow>
            <mi>k</mi>
            <mi mathvariant="normal">−</mi>
            <mn>25</mn>
          </mrow>
          <mo stretchy="false">)</mo>
        </mrow>
        <mo stretchy="false">+</mo>
        <mn>2</mn>
      </mrow>
      <msub>
        <mi>u</mi>
        <mi>s</mi>
      </msub>
      <mrow>
        <mrow>
          <mo stretchy="false">(</mo>
          <mrow>
            <mi>k</mi>
            <mi mathvariant="normal">−</mi>
            <mn>50</mn>
          </mrow>
          <mo stretchy="false">)</mo>
        </mrow>
        <mi mathvariant="normal">−</mi>
        <mn>2</mn>
      </mrow>
      <msub>
        <mi>u</mi>
        <mi>s</mi>
      </msub>
      <mrow>
        <mo stretchy="false">(</mo>
        <mrow>
          <mi>k</mi>
          <mi mathvariant="normal">−</mi>
          <mn>75</mn>
        </mrow>
        <mo stretchy="false">)</mo>
      </mrow>
    </mrow>
    <annotation encoding="StarMath 5.0">y_d(-1) = y_d(0) = y(-1) = y(0) = 0,` u_d(k) = u_s(k) - 2 u_s(k-25) + 2 u_s(k-50) - 2 u_s(k-75)</annotation>
  </semantics>
</math>
</file>

<file path=Object 53/content.xml><?xml version="1.0" encoding="utf-8"?>
<math xmlns="http://www.w3.org/1998/Math/MathML">
  <semantics>
    <mrow>
      <mi>d</mi>
      <mrow>
        <mrow>
          <mo stretchy="false">(</mo>
          <mi>k</mi>
          <mo stretchy="false">)</mo>
        </mrow>
        <mi mathvariant="normal">=</mi>
        <mn>0.5</mn>
      </mrow>
      <msub>
        <mi>u</mi>
        <mi>s</mi>
      </msub>
      <mrow>
        <mo stretchy="false">(</mo>
        <mrow>
          <mi>k</mi>
          <mi mathvariant="normal">−</mi>
          <mn>40</mn>
        </mrow>
        <mo stretchy="false">)</mo>
      </mrow>
      <mi>,</mi>
      <mi/>
      <msub>
        <mi>u</mi>
        <mi>s</mi>
      </msub>
      <mrow>
        <mo stretchy="false">(</mo>
        <mi>j</mi>
        <mo stretchy="false">)</mo>
      </mrow>
      <mtext> unit step: 0 for </mtext>
      <mrow>
        <mi>j</mi>
        <mo stretchy="false">&lt;</mo>
        <mn>1,</mn>
      </mrow>
      <mtext> 1 for </mtext>
      <mrow>
        <mi>j</mi>
        <mi mathvariant="normal">≥</mi>
        <mn>0</mn>
      </mrow>
    </mrow>
    <annotation encoding="StarMath 5.0">d(k) = 0.5 u_s(k-40),` u_s(j) " unit step: 0 for " j &lt; 1, " 1 for " j &gt;= 0</annotation>
  </semantics>
</math>
</file>

<file path=Object 54/content.xml><?xml version="1.0" encoding="utf-8"?>
<math xmlns="http://www.w3.org/1998/Math/MathML">
  <semantics>
    <mrow>
      <mtext>See plots on next page, </mtext>
      <mi>y</mi>
      <mrow>
        <mo stretchy="false">(</mo>
        <mi>k</mi>
        <mo stretchy="false">)</mo>
      </mrow>
      <mtext> perfectly tracks </mtext>
      <msub>
        <mi>y</mi>
        <mi>d</mi>
      </msub>
      <mrow>
        <mo stretchy="false">(</mo>
        <mi>k</mi>
        <mo stretchy="false">)</mo>
      </mrow>
      <mtext> when </mtext>
      <mi>d</mi>
      <mrow>
        <mrow>
          <mo stretchy="false">(</mo>
          <mi>k</mi>
          <mo stretchy="false">)</mo>
        </mrow>
        <mi mathvariant="normal">=</mi>
        <mn>0</mn>
      </mrow>
      <mtext> but has an offset after 20 seconds</mtext>
    </mrow>
    <annotation encoding="StarMath 5.0">"See plots on next page, " y(k) " perfectly tracks " y_d(k) " when " d(k) = 0 " but has an offset after 20 seconds"</annotation>
  </semantics>
</math>
</file>

<file path=Object 55/content.xml><?xml version="1.0" encoding="utf-8"?>
<math xmlns="http://www.w3.org/1998/Math/MathML">
  <semantics>
    <mrow>
      <mrow>
        <mi>n</mi>
        <mi mathvariant="normal">=</mi>
        <mn>2,</mn>
      </mrow>
      <mi/>
      <mrow>
        <msub>
          <mi>n</mi>
          <mi>d</mi>
        </msub>
        <mi mathvariant="normal">=</mi>
        <mn>1,</mn>
      </mrow>
      <mi/>
      <msub>
        <mi>n</mi>
        <mi>c</mi>
      </msub>
      <mrow>
        <mi>'</mi>
        <mi mathvariant="normal">=</mi>
        <mn>2,</mn>
      </mrow>
      <mtext> so </mtext>
      <mrow>
        <msub>
          <mi>n</mi>
          <mi>s</mi>
        </msub>
        <mi mathvariant="normal">=</mi>
        <mi>max</mi>
      </mrow>
      <mrow>
        <mrow>
          <mo stretchy="false">(</mo>
          <mrow>
            <mrow>
              <mrow>
                <mi>n</mi>
                <mo stretchy="false">+</mo>
                <msub>
                  <mi>n</mi>
                  <mi>d</mi>
                </msub>
              </mrow>
              <mi mathvariant="normal">−</mi>
              <mn>1,</mn>
            </mrow>
            <mi/>
            <msub>
              <mi>n</mi>
              <mi>c</mi>
            </msub>
            <mrow>
              <mrow>
                <mi>'</mi>
                <mi mathvariant="normal">−</mi>
                <mi>d</mi>
              </mrow>
              <mi mathvariant="normal">−</mi>
              <msub>
                <mi>m</mi>
                <mi>u</mi>
              </msub>
            </mrow>
          </mrow>
          <mo stretchy="false">)</mo>
        </mrow>
        <mi mathvariant="normal">=</mi>
        <mn>2,</mn>
      </mrow>
      <mi/>
      <mi>S</mi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row>
          <msub>
            <mi>s</mi>
            <mn>0</mn>
          </msub>
          <mo stretchy="false">+</mo>
          <msub>
            <mi>s</mi>
            <mn>1</mn>
          </msub>
        </mrow>
      </mrow>
      <mrow>
        <msup>
          <mi>q</mi>
          <mrow>
            <mi mathvariant="normal">−</mi>
            <mn>1</mn>
          </mrow>
        </msup>
        <mo stretchy="false">+</mo>
        <msub>
          <mi>s</mi>
          <mn>2</mn>
        </msub>
      </mrow>
      <msup>
        <mi>q</mi>
        <mrow>
          <mi mathvariant="normal">−</mi>
          <mn>2</mn>
        </mrow>
      </msup>
    </mrow>
    <annotation encoding="StarMath 5.0">n = 2,` n_d = 1,` n_c' = 2, " so " n_s = func max(n + n_d - 1,` n_c' - d - m_u) = 2,` S(q^-1) = s_0 + s_1 q^-1 + s_2 q^-2</annotation>
  </semantics>
</math>
</file>

<file path=Object 56/content.xml><?xml version="1.0" encoding="utf-8"?>
<math xmlns="http://www.w3.org/1998/Math/MathML">
  <semantics>
    <mrow>
      <mtext>Assuming now that </mtext>
      <mi>d</mi>
      <mrow>
        <mrow>
          <mo stretchy="false">(</mo>
          <mi>k</mi>
          <mo stretchy="false">)</mo>
        </mrow>
        <mi mathvariant="normal">=</mi>
        <mi>d</mi>
      </mrow>
      <mrow>
        <mo stretchy="false">(</mo>
        <mrow>
          <mi>k</mi>
          <mi mathvariant="normal">−</mi>
          <mn>1</mn>
        </mrow>
        <mo stretchy="false">)</mo>
      </mrow>
      <mi>,</mi>
      <mi/>
      <msub>
        <mi>A</mi>
        <mi>d</mi>
      </msub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row>
          <mn>1</mn>
          <mi mathvariant="normal">−</mi>
          <msup>
            <mi>q</mi>
            <mrow>
              <mi mathvariant="normal">−</mi>
              <mn>1</mn>
            </mrow>
          </msup>
        </mrow>
      </mrow>
    </mrow>
    <annotation encoding="StarMath 5.0">"Assuming now that " d(k) = d(k-1),` A_d(q^-1) = 1 - q^-1</annotation>
  </semantics>
</math>
</file>

<file path=Object 57/content.xml><?xml version="1.0" encoding="utf-8"?>
<math xmlns="http://www.w3.org/1998/Math/MathML">
  <semantics>
    <mrow>
      <msub>
        <mi>A</mi>
        <mi>c</mi>
      </msub>
      <mi>'</mi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sub>
          <mi>A</mi>
          <mi>d</mi>
        </msub>
      </mrow>
      <mrow>
        <mo stretchy="false">(</mo>
        <msup>
          <mi>q</mi>
          <mrow>
            <mi mathvariant="normal">−</mi>
            <mn>1</mn>
          </mrow>
        </msup>
        <mo stretchy="false">)</mo>
      </mrow>
      <mi>A</mi>
      <mrow>
        <mo stretchy="false">(</mo>
        <msup>
          <mi>q</mi>
          <mrow>
            <mi mathvariant="normal">−</mi>
            <mn>1</mn>
          </mrow>
        </msup>
        <mo stretchy="false">)</mo>
      </mrow>
      <mi>R</mi>
      <mi>'</mi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o stretchy="false">+</mo>
        <msup>
          <mi>q</mi>
          <mrow>
            <mi mathvariant="normal">−</mi>
            <mi>d</mi>
          </mrow>
        </msup>
      </mrow>
      <msup>
        <mi>B</mi>
        <mi>u</mi>
      </msup>
      <mrow>
        <mo stretchy="false">(</mo>
        <msup>
          <mi>q</mi>
          <mrow>
            <mi mathvariant="normal">−</mi>
            <mn>1</mn>
          </mrow>
        </msup>
        <mo stretchy="false">)</mo>
      </mrow>
      <mi>S</mi>
      <mrow>
        <mo stretchy="false">(</mo>
        <msup>
          <mi>q</mi>
          <mrow>
            <mi mathvariant="normal">−</mi>
            <mn>1</mn>
          </mrow>
        </msup>
        <mo stretchy="false">)</mo>
      </mrow>
    </mrow>
    <annotation encoding="StarMath 5.0">A_c'(q^-1) = A_d(q^-1) A(q^-1) R'(q^-1) + q^-d B^u(q^-1) S(q^-1)</annotation>
  </semantics>
</math>
</file>

<file path=Object 58/content.xml><?xml version="1.0" encoding="utf-8"?>
<math xmlns="http://www.w3.org/1998/Math/MathML">
  <semantics>
    <mrow>
      <mrow>
        <mn>1</mn>
        <mi mathvariant="normal">−</mi>
        <mn>0.786</mn>
      </mrow>
      <mrow>
        <msup>
          <mi>q</mi>
          <mrow>
            <mi mathvariant="normal">−</mi>
            <mn>1</mn>
          </mrow>
        </msup>
        <mo stretchy="false">+</mo>
        <mn>0.368</mn>
      </mrow>
      <mrow>
        <msup>
          <mi>q</mi>
          <mrow>
            <mi mathvariant="normal">−</mi>
            <mn>2</mn>
          </mrow>
        </msup>
        <mi mathvariant="normal">=</mi>
        <mrow>
          <mo stretchy="false">(</mo>
          <mrow>
            <mn>1</mn>
            <mi mathvariant="normal">−</mi>
            <msup>
              <mi>q</mi>
              <mrow>
                <mi mathvariant="normal">−</mi>
                <mn>1</mn>
              </mrow>
            </msup>
          </mrow>
          <mo stretchy="false">)</mo>
        </mrow>
      </mrow>
      <mrow>
        <mo stretchy="false">(</mo>
        <mrow>
          <mrow>
            <mn>1</mn>
            <mi mathvariant="normal">−</mi>
            <mn>1.607</mn>
          </mrow>
          <mrow>
            <msup>
              <mi>q</mi>
              <mrow>
                <mi mathvariant="normal">−</mi>
                <mn>1</mn>
              </mrow>
            </msup>
            <mo stretchy="false">+</mo>
            <mn>0.6065</mn>
          </mrow>
          <msup>
            <mi>q</mi>
            <mrow>
              <mi mathvariant="normal">−</mi>
              <mn>2</mn>
            </mrow>
          </msup>
        </mrow>
        <mo stretchy="false">)</mo>
      </mrow>
      <mi>R</mi>
      <mi>'</mi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o stretchy="false">+</mo>
        <msup>
          <mi>q</mi>
          <mrow>
            <mi mathvariant="normal">−</mi>
            <mn>1</mn>
          </mrow>
        </msup>
      </mrow>
      <mn>0.1065</mn>
      <mi>S</mi>
      <mrow>
        <mo stretchy="false">(</mo>
        <msup>
          <mi>q</mi>
          <mrow>
            <mi mathvariant="normal">−</mi>
            <mn>1</mn>
          </mrow>
        </msup>
        <mo stretchy="false">)</mo>
      </mrow>
    </mrow>
    <annotation encoding="StarMath 5.0">1 - 0.786 q^-1 + 0.368 q^-2 = (1 - q^-1) (1 - 1.607 q^-1 + 0.6065 q^-2) R'(q^-1) + q^-1 0.1065 S(q^-1)</annotation>
  </semantics>
</math>
</file>

<file path=Object 59/content.xml><?xml version="1.0" encoding="utf-8"?>
<math xmlns="http://www.w3.org/1998/Math/MathML">
  <semantics>
    <mrow>
      <mrow>
        <msub>
          <mi>m</mi>
          <mi>u</mi>
        </msub>
        <mi mathvariant="normal">=</mi>
        <mn>0</mn>
      </mrow>
      <mtext> since </mtext>
      <msub>
        <mi>B</mi>
        <mi>u</mi>
      </msub>
      <mrow>
        <mo stretchy="false">(</mo>
        <msup>
          <mi>q</mi>
          <mrow>
            <mi mathvariant="normal">−</mi>
            <mn>1</mn>
          </mrow>
        </msup>
        <mo stretchy="false">)</mo>
      </mrow>
      <mtext> is a scalar, and </mtext>
      <mrow>
        <mi>d</mi>
        <mi mathvariant="normal">=</mi>
        <mn>1,</mn>
      </mrow>
      <mtext> so </mtext>
      <msub>
        <mi>n</mi>
        <mi>r</mi>
      </msub>
      <mrow>
        <mrow>
          <mi>'</mi>
          <mi mathvariant="normal">=</mi>
          <mrow>
            <mrow>
              <mi>d</mi>
              <mo stretchy="false">+</mo>
              <msub>
                <mi>m</mi>
                <mi>u</mi>
              </msub>
            </mrow>
            <mi mathvariant="normal">−</mi>
            <mn>1</mn>
          </mrow>
        </mrow>
        <mi mathvariant="normal">=</mi>
        <mn>0</mn>
      </mrow>
      <mtext> therefore </mtext>
      <mi>R</mi>
      <mi>'</mi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n>1</mn>
      </mrow>
    </mrow>
    <annotation encoding="StarMath 5.0">m_u = 0 " since " B_u(q^-1) " is a scalar, and " d = 1, " so " n_r' = d + m_u - 1 = 0 " therefore " R'(q^-1) = 1</annotation>
  </semantics>
</math>
</file>

<file path=Object 6/content.xml><?xml version="1.0" encoding="utf-8"?>
<math xmlns="http://www.w3.org/1998/Math/MathML">
  <semantics>
    <mrow>
      <mtext>Small gain condition is not satisfied, </mtext>
      <mrow>
        <mfenced open="∣" close="∣">
          <mrow>
            <msub>
              <mi>T</mi>
              <mrow>
                <mrow>
                  <mo stretchy="false">(</mo>
                  <mrow>
                    <mi mathvariant="normal">−</mi>
                    <mi>A</mi>
                  </mrow>
                  <mo stretchy="false">)</mo>
                </mrow>
                <mo stretchy="false">→</mo>
                <mi>B</mi>
              </mrow>
            </msub>
            <mrow>
              <mo stretchy="false">(</mo>
              <mrow>
                <mi>j</mi>
                <mo stretchy="false">ω</mo>
              </mrow>
              <mo stretchy="false">)</mo>
            </mrow>
          </mrow>
        </mfenced>
        <mo stretchy="false">&gt;</mo>
        <mfenced open="∣" close="∣">
          <mrow>
            <mrow>
              <mn>1</mn>
              <mi mathvariant="normal">/</mi>
              <mo stretchy="false">Δ</mo>
            </mrow>
            <mrow>
              <mo stretchy="false">(</mo>
              <mrow>
                <mi>j</mi>
                <mo stretchy="false">ω</mo>
              </mrow>
              <mo stretchy="false">)</mo>
            </mrow>
          </mrow>
        </mfenced>
      </mrow>
      <mtext> at some points around </mtext>
      <msup>
        <mn>10</mn>
        <mn>3</mn>
      </msup>
      <mtext>rad/sec</mtext>
    </mrow>
    <annotation encoding="StarMath 5.0">"Small gain condition is not satisfied, " abs{T_{(-A) toward B}(j %omega)} &gt; abs{1 / %DELTA(j %omega)} " at some points around " 10^3 "rad/sec"</annotation>
  </semantics>
</math>
</file>

<file path=Object 60/content.xml><?xml version="1.0" encoding="utf-8"?>
<math xmlns="http://www.w3.org/1998/Math/MathML">
  <semantics>
    <mrow>
      <mrow>
        <mn>1</mn>
        <mi mathvariant="normal">−</mi>
        <mn>0.786</mn>
      </mrow>
      <mrow>
        <msup>
          <mi>q</mi>
          <mrow>
            <mi mathvariant="normal">−</mi>
            <mn>1</mn>
          </mrow>
        </msup>
        <mo stretchy="false">+</mo>
        <mn>0.368</mn>
      </mrow>
      <mrow>
        <msup>
          <mi>q</mi>
          <mrow>
            <mi mathvariant="normal">−</mi>
            <mn>2</mn>
          </mrow>
        </msup>
        <mi mathvariant="normal">=</mi>
        <mrow>
          <mo stretchy="false">(</mo>
          <mrow>
            <mn>1</mn>
            <mi mathvariant="normal">−</mi>
            <msup>
              <mi>q</mi>
              <mrow>
                <mi mathvariant="normal">−</mi>
                <mn>1</mn>
              </mrow>
            </msup>
          </mrow>
          <mo stretchy="false">)</mo>
        </mrow>
      </mrow>
      <mrow>
        <mrow>
          <mo stretchy="false">(</mo>
          <mrow>
            <mrow>
              <mn>1</mn>
              <mi mathvariant="normal">−</mi>
              <mn>1.607</mn>
            </mrow>
            <mrow>
              <msup>
                <mi>q</mi>
                <mrow>
                  <mi mathvariant="normal">−</mi>
                  <mn>1</mn>
                </mrow>
              </msup>
              <mo stretchy="false">+</mo>
              <mn>0.6065</mn>
            </mrow>
            <msup>
              <mi>q</mi>
              <mrow>
                <mi mathvariant="normal">−</mi>
                <mn>2</mn>
              </mrow>
            </msup>
          </mrow>
          <mo stretchy="false">)</mo>
        </mrow>
        <mo stretchy="false">+</mo>
        <mn>0.1065</mn>
      </mrow>
      <msup>
        <mi>q</mi>
        <mrow>
          <mi mathvariant="normal">−</mi>
          <mn>1</mn>
        </mrow>
      </msup>
      <mrow>
        <mo stretchy="false">(</mo>
        <mrow>
          <mrow>
            <msub>
              <mi>s</mi>
              <mn>0</mn>
            </msub>
            <mo stretchy="false">+</mo>
            <msub>
              <mi>s</mi>
              <mn>1</mn>
            </msub>
          </mrow>
          <mrow>
            <msup>
              <mi>q</mi>
              <mrow>
                <mi mathvariant="normal">−</mi>
                <mn>1</mn>
              </mrow>
            </msup>
            <mo stretchy="false">+</mo>
            <msub>
              <mi>s</mi>
              <mn>2</mn>
            </msub>
          </mrow>
          <msup>
            <mi>q</mi>
            <mrow>
              <mi mathvariant="normal">−</mi>
              <mn>2</mn>
            </mrow>
          </msup>
        </mrow>
        <mo stretchy="false">)</mo>
      </mrow>
    </mrow>
    <annotation encoding="StarMath 5.0">1 - 0.786 q^-1 + 0.368 q^-2 = (1 - q^-1) (1 - 1.607 q^-1 + 0.6065 q^-2) + 0.1065 q^-1 (s_0 + s_1 q^-1 + s_2 q^-2)</annotation>
  </semantics>
</math>
</file>

<file path=Object 61/content.xml><?xml version="1.0" encoding="utf-8"?>
<math xmlns="http://www.w3.org/1998/Math/MathML">
  <semantics>
    <mrow>
      <mrow>
        <mn>1</mn>
        <mi mathvariant="normal">−</mi>
        <mn>0.786</mn>
      </mrow>
      <mrow>
        <msup>
          <mi>q</mi>
          <mrow>
            <mi mathvariant="normal">−</mi>
            <mn>1</mn>
          </mrow>
        </msup>
        <mo stretchy="false">+</mo>
        <mn>0.368</mn>
      </mrow>
      <mrow>
        <msup>
          <mi>q</mi>
          <mrow>
            <mi mathvariant="normal">−</mi>
            <mn>2</mn>
          </mrow>
        </msup>
        <mi mathvariant="normal">=</mi>
        <mrow>
          <mn>1</mn>
          <mi mathvariant="normal">−</mi>
          <mn>2.607</mn>
        </mrow>
      </mrow>
      <mrow>
        <msup>
          <mi>q</mi>
          <mrow>
            <mi mathvariant="normal">−</mi>
            <mn>1</mn>
          </mrow>
        </msup>
        <mo stretchy="false">+</mo>
        <mn>2.213</mn>
      </mrow>
      <mrow>
        <msup>
          <mi>q</mi>
          <mrow>
            <mi mathvariant="normal">−</mi>
            <mn>2</mn>
          </mrow>
        </msup>
        <mi mathvariant="normal">−</mi>
        <mn>0.6065</mn>
      </mrow>
      <mrow>
        <msup>
          <mi>q</mi>
          <mrow>
            <mi mathvariant="normal">−</mi>
            <mn>3</mn>
          </mrow>
        </msup>
        <mo stretchy="false">+</mo>
        <mn>0.1065</mn>
      </mrow>
      <mrow>
        <mo stretchy="false">(</mo>
        <mrow>
          <msub>
            <mi>s</mi>
            <mn>0</mn>
          </msub>
          <mrow>
            <msup>
              <mi>q</mi>
              <mrow>
                <mi mathvariant="normal">−</mi>
                <mn>1</mn>
              </mrow>
            </msup>
            <mo stretchy="false">+</mo>
            <msub>
              <mi>s</mi>
              <mn>1</mn>
            </msub>
          </mrow>
          <mrow>
            <msup>
              <mi>q</mi>
              <mrow>
                <mi mathvariant="normal">−</mi>
                <mn>2</mn>
              </mrow>
            </msup>
            <mo stretchy="false">+</mo>
            <msub>
              <mi>s</mi>
              <mn>2</mn>
            </msub>
          </mrow>
          <msup>
            <mi>q</mi>
            <mrow>
              <mi mathvariant="normal">−</mi>
              <mn>3</mn>
            </mrow>
          </msup>
        </mrow>
        <mo stretchy="false">)</mo>
      </mrow>
    </mrow>
    <annotation encoding="StarMath 5.0">1 - 0.786 q^-1 + 0.368 q^-2 = 1 - 2.607 q^-1 + 2.213 q^-2 -0.6065 q^-3 + 0.1065 (s_0 q^-1 + s_1 q^-2 + s_2 q^-3)</annotation>
  </semantics>
</math>
</file>

<file path=Object 62/content.xml><?xml version="1.0" encoding="utf-8"?>
<math xmlns="http://www.w3.org/1998/Math/MathML">
  <semantics>
    <mrow>
      <mrow>
        <mrow>
          <msub>
            <mi>s</mi>
            <mn>0</mn>
          </msub>
          <mi mathvariant="normal">=</mi>
          <mrow>
            <mrow>
              <mo stretchy="false">(</mo>
              <mrow>
                <mn>2.607</mn>
                <mi mathvariant="normal">−</mi>
                <mn>0.786</mn>
              </mrow>
              <mo stretchy="false">)</mo>
            </mrow>
            <mi mathvariant="normal">/</mi>
            <mn>0.1065</mn>
          </mrow>
        </mrow>
        <mi mathvariant="normal">=</mi>
        <mn>17.09,</mn>
      </mrow>
      <mi/>
      <mrow>
        <mrow>
          <msub>
            <mi>s</mi>
            <mn>1</mn>
          </msub>
          <mi mathvariant="normal">=</mi>
          <mrow>
            <mrow>
              <mo stretchy="false">(</mo>
              <mrow>
                <mn>0.368</mn>
                <mi mathvariant="normal">−</mi>
                <mn>2.213</mn>
              </mrow>
              <mo stretchy="false">)</mo>
            </mrow>
            <mi mathvariant="normal">/</mi>
            <mn>0.1065</mn>
          </mrow>
        </mrow>
        <mi mathvariant="normal">=</mi>
        <mrow>
          <mi mathvariant="normal">−</mi>
          <mn>17.32,</mn>
        </mrow>
      </mrow>
      <mi/>
      <mrow>
        <mrow>
          <msub>
            <mi>s</mi>
            <mn>2</mn>
          </msub>
          <mi mathvariant="normal">=</mi>
          <mrow>
            <mn>0.6065</mn>
            <mi mathvariant="normal">/</mi>
            <mn>0.1065</mn>
          </mrow>
        </mrow>
        <mi mathvariant="normal">=</mi>
        <mn>5.69</mn>
      </mrow>
    </mrow>
    <annotation encoding="StarMath 5.0">s_0 = (2.607 - 0.786) / 0.1065 = 17.09,` s_1 = (0.368 - 2.213) / 0.1065 = -17.32,` s_2 = 0.6065 / 0.1065 = 5.69</annotation>
  </semantics>
</math>
</file>

<file path=Object 63/content.xml><?xml version="1.0" encoding="utf-8"?>
<math xmlns="http://www.w3.org/1998/Math/MathML">
  <semantics>
    <mrow>
      <mi>S</mi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row>
          <mn>17.09</mn>
          <mi mathvariant="normal">−</mi>
          <mn>17.32</mn>
        </mrow>
      </mrow>
      <mrow>
        <msup>
          <mi>q</mi>
          <mrow>
            <mi mathvariant="normal">−</mi>
            <mn>1</mn>
          </mrow>
        </msup>
        <mo stretchy="false">+</mo>
        <mn>5.69</mn>
      </mrow>
      <msup>
        <mi>q</mi>
        <mrow>
          <mi mathvariant="normal">−</mi>
          <mn>2</mn>
        </mrow>
      </msup>
      <mi>,</mi>
      <mi/>
      <mi>R</mi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i>R</mi>
      </mrow>
      <mi>'</mi>
      <mrow>
        <mo stretchy="false">(</mo>
        <msup>
          <mi>q</mi>
          <mrow>
            <mi mathvariant="normal">−</mi>
            <mn>1</mn>
          </mrow>
        </msup>
        <mo stretchy="false">)</mo>
      </mrow>
      <msub>
        <mi>A</mi>
        <mi>d</mi>
      </msub>
      <mrow>
        <mo stretchy="false">(</mo>
        <msup>
          <mi>q</mi>
          <mrow>
            <mi mathvariant="normal">−</mi>
            <mn>1</mn>
          </mrow>
        </msup>
        <mo stretchy="false">)</mo>
      </mrow>
      <msup>
        <mi>B</mi>
        <mi>s</mi>
      </msup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row>
          <mo stretchy="false">(</mo>
          <mrow>
            <mn>1</mn>
            <mi mathvariant="normal">−</mi>
            <msup>
              <mi>q</mi>
              <mrow>
                <mi mathvariant="normal">−</mi>
                <mn>1</mn>
              </mrow>
            </msup>
          </mrow>
          <mo stretchy="false">)</mo>
        </mrow>
      </mrow>
      <mfrac>
        <mrow>
          <mrow>
            <mn>0.1065</mn>
            <mo stretchy="false">+</mo>
            <mn>0.0902</mn>
          </mrow>
          <msup>
            <mi>q</mi>
            <mrow>
              <mi mathvariant="normal">−</mi>
              <mn>1</mn>
            </mrow>
          </msup>
        </mrow>
        <mn>0.1065</mn>
      </mfrac>
    </mrow>
    <annotation encoding="StarMath 5.0">S(q^-1) = 17.09 - 17.32 q^-1 + 5.69 q^-2 ,` R(q^-1) = R'(q^-1) A_d(q^-1) B^s(q^-1) = (1 - q^-1) {0.1065 + 0.0902 q^-1} over 0.1065</annotation>
  </semantics>
</math>
</file>

<file path=Object 64/content.xml><?xml version="1.0" encoding="utf-8"?>
<math xmlns="http://www.w3.org/1998/Math/MathML">
  <semantics>
    <mrow>
      <mi>R</mi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row>
          <mn>1</mn>
          <mi mathvariant="normal">−</mi>
          <mn>0.1533</mn>
        </mrow>
      </mrow>
      <mrow>
        <msup>
          <mi>q</mi>
          <mrow>
            <mi mathvariant="normal">−</mi>
            <mn>1</mn>
          </mrow>
        </msup>
        <mi mathvariant="normal">−</mi>
        <mn>0.8467</mn>
      </mrow>
      <msup>
        <mi>q</mi>
        <mrow>
          <mi mathvariant="normal">−</mi>
          <mn>2</mn>
        </mrow>
      </msup>
    </mrow>
    <annotation encoding="StarMath 5.0">R(q^-1) = 1 - 0.1533 q^-1 - 0.8467 q^-2</annotation>
  </semantics>
</math>
</file>

<file path=Object 65/content.xml><?xml version="1.0" encoding="utf-8"?>
<math xmlns="http://www.w3.org/1998/Math/MathML">
  <semantics>
    <mtext>We see that if disturbance is expected to be 0, then a non-zero disturbance introduces a constant offset</mtext>
    <annotation encoding="StarMath 5.0">"We see that if disturbance is expected to be 0, then a non-zero disturbance introduces a constant offset"</annotation>
  </semantics>
</math>
</file>

<file path=Object 66/content.xml><?xml version="1.0" encoding="utf-8"?>
<math xmlns="http://www.w3.org/1998/Math/MathML">
  <semantics>
    <mrow>
      <mtext>Now </mtext>
      <msup>
        <mi>B</mi>
        <mi>s</mi>
      </msup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n>1,</mn>
      </mrow>
      <mi/>
      <msup>
        <mi>B</mi>
        <mi>u</mi>
      </msup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i>B</mi>
      </mrow>
      <mrow>
        <mo stretchy="false">(</mo>
        <msup>
          <mi>q</mi>
          <mrow>
            <mi mathvariant="normal">−</mi>
            <mn>1</mn>
          </mrow>
        </msup>
        <mo stretchy="false">)</mo>
      </mrow>
      <mi>,</mi>
      <mi/>
      <msub>
        <mi>A</mi>
        <mi>d</mi>
      </msub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row>
          <mn>1</mn>
          <mi mathvariant="normal">−</mi>
          <msup>
            <mi>q</mi>
            <mrow>
              <mi mathvariant="normal">−</mi>
              <mn>1</mn>
            </mrow>
          </msup>
        </mrow>
      </mrow>
    </mrow>
    <annotation encoding="StarMath 5.0">"Now " B^s(q^-1) = 1,` B^u(q^-1) = B(q^-1) ,` A_d(q^-1) = 1 - q^-1</annotation>
  </semantics>
</math>
</file>

<file path=Object 67/content.xml><?xml version="1.0" encoding="utf-8"?>
<math xmlns="http://www.w3.org/1998/Math/MathML">
  <semantics>
    <mrow>
      <mrow>
        <mi>n</mi>
        <mi mathvariant="normal">=</mi>
        <mn>2,</mn>
      </mrow>
      <mi/>
      <mrow>
        <msub>
          <mi>n</mi>
          <mi>d</mi>
        </msub>
        <mi mathvariant="normal">=</mi>
        <mn>1,</mn>
      </mrow>
      <mi/>
      <msub>
        <mi>n</mi>
        <mi>c</mi>
      </msub>
      <mrow>
        <mi>'</mi>
        <mi mathvariant="normal">=</mi>
        <mn>2,</mn>
      </mrow>
      <mtext> so </mtext>
      <mrow>
        <msub>
          <mi>n</mi>
          <mi>s</mi>
        </msub>
        <mi mathvariant="normal">=</mi>
        <mi>max</mi>
      </mrow>
      <mrow>
        <mrow>
          <mo stretchy="false">(</mo>
          <mrow>
            <mrow>
              <mrow>
                <mi>n</mi>
                <mo stretchy="false">+</mo>
                <msub>
                  <mi>n</mi>
                  <mi>d</mi>
                </msub>
              </mrow>
              <mi mathvariant="normal">−</mi>
              <mn>1,</mn>
            </mrow>
            <mi/>
            <msub>
              <mi>n</mi>
              <mi>c</mi>
            </msub>
            <mrow>
              <mrow>
                <mi>'</mi>
                <mi mathvariant="normal">−</mi>
                <mi>d</mi>
              </mrow>
              <mi mathvariant="normal">−</mi>
              <msub>
                <mi>m</mi>
                <mi>u</mi>
              </msub>
            </mrow>
          </mrow>
          <mo stretchy="false">)</mo>
        </mrow>
        <mi mathvariant="normal">=</mi>
        <mn>2,</mn>
      </mrow>
      <mi/>
      <mi>S</mi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row>
          <msub>
            <mi>s</mi>
            <mn>0</mn>
          </msub>
          <mo stretchy="false">+</mo>
          <msub>
            <mi>s</mi>
            <mn>1</mn>
          </msub>
        </mrow>
      </mrow>
      <mrow>
        <msup>
          <mi>q</mi>
          <mrow>
            <mi mathvariant="normal">−</mi>
            <mn>1</mn>
          </mrow>
        </msup>
        <mo stretchy="false">+</mo>
        <msub>
          <mi>s</mi>
          <mn>2</mn>
        </msub>
      </mrow>
      <msup>
        <mi>q</mi>
        <mrow>
          <mi mathvariant="normal">−</mi>
          <mn>2</mn>
        </mrow>
      </msup>
    </mrow>
    <annotation encoding="StarMath 5.0">n = 2,` n_d = 1,` n_c' = 2, " so " n_s = func max(n + n_d - 1,` n_c' - d - m_u) = 2,` S(q^-1) = s_0 + s_1 q^-1 + s_2 q^-2</annotation>
  </semantics>
</math>
</file>

<file path=Object 68/content.xml><?xml version="1.0" encoding="utf-8"?>
<math xmlns="http://www.w3.org/1998/Math/MathML">
  <semantics>
    <mrow>
      <msub>
        <mi>A</mi>
        <mi>c</mi>
      </msub>
      <mi>'</mi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sub>
          <mi>A</mi>
          <mi>d</mi>
        </msub>
      </mrow>
      <mrow>
        <mo stretchy="false">(</mo>
        <msup>
          <mi>q</mi>
          <mrow>
            <mi mathvariant="normal">−</mi>
            <mn>1</mn>
          </mrow>
        </msup>
        <mo stretchy="false">)</mo>
      </mrow>
      <mi>A</mi>
      <mrow>
        <mo stretchy="false">(</mo>
        <msup>
          <mi>q</mi>
          <mrow>
            <mi mathvariant="normal">−</mi>
            <mn>1</mn>
          </mrow>
        </msup>
        <mo stretchy="false">)</mo>
      </mrow>
      <mi>R</mi>
      <mi>'</mi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o stretchy="false">+</mo>
        <msup>
          <mi>q</mi>
          <mrow>
            <mi mathvariant="normal">−</mi>
            <mi>d</mi>
          </mrow>
        </msup>
      </mrow>
      <msup>
        <mi>B</mi>
        <mi>u</mi>
      </msup>
      <mrow>
        <mo stretchy="false">(</mo>
        <msup>
          <mi>q</mi>
          <mrow>
            <mi mathvariant="normal">−</mi>
            <mn>1</mn>
          </mrow>
        </msup>
        <mo stretchy="false">)</mo>
      </mrow>
      <mi>S</mi>
      <mrow>
        <mo stretchy="false">(</mo>
        <msup>
          <mi>q</mi>
          <mrow>
            <mi mathvariant="normal">−</mi>
            <mn>1</mn>
          </mrow>
        </msup>
        <mo stretchy="false">)</mo>
      </mrow>
    </mrow>
    <annotation encoding="StarMath 5.0">A_c'(q^-1) = A_d(q^-1) A(q^-1) R'(q^-1) + q^-d B^u(q^-1) S(q^-1)</annotation>
  </semantics>
</math>
</file>

<file path=Object 69/content.xml><?xml version="1.0" encoding="utf-8"?>
<math xmlns="http://www.w3.org/1998/Math/MathML">
  <semantics>
    <mrow>
      <mrow>
        <mn>1</mn>
        <mi mathvariant="normal">−</mi>
        <mn>0.786</mn>
      </mrow>
      <mrow>
        <msup>
          <mi>q</mi>
          <mrow>
            <mi mathvariant="normal">−</mi>
            <mn>1</mn>
          </mrow>
        </msup>
        <mo stretchy="false">+</mo>
        <mn>0.368</mn>
      </mrow>
      <mrow>
        <msup>
          <mi>q</mi>
          <mrow>
            <mi mathvariant="normal">−</mi>
            <mn>2</mn>
          </mrow>
        </msup>
        <mi mathvariant="normal">=</mi>
        <mrow>
          <mo stretchy="false">(</mo>
          <mrow>
            <mn>1</mn>
            <mi mathvariant="normal">−</mi>
            <msup>
              <mi>q</mi>
              <mrow>
                <mi mathvariant="normal">−</mi>
                <mn>1</mn>
              </mrow>
            </msup>
          </mrow>
          <mo stretchy="false">)</mo>
        </mrow>
      </mrow>
      <mrow>
        <mo stretchy="false">(</mo>
        <mrow>
          <mrow>
            <mn>1</mn>
            <mi mathvariant="normal">−</mi>
            <mn>1.607</mn>
          </mrow>
          <mrow>
            <msup>
              <mi>q</mi>
              <mrow>
                <mi mathvariant="normal">−</mi>
                <mn>1</mn>
              </mrow>
            </msup>
            <mo stretchy="false">+</mo>
            <mn>0.6065</mn>
          </mrow>
          <msup>
            <mi>q</mi>
            <mrow>
              <mi mathvariant="normal">−</mi>
              <mn>2</mn>
            </mrow>
          </msup>
        </mrow>
        <mo stretchy="false">)</mo>
      </mrow>
      <mi>R</mi>
      <mi>'</mi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o stretchy="false">+</mo>
        <msup>
          <mi>q</mi>
          <mrow>
            <mi mathvariant="normal">−</mi>
            <mn>1</mn>
          </mrow>
        </msup>
      </mrow>
      <mrow>
        <mo stretchy="false">(</mo>
        <mrow>
          <mrow>
            <mn>0.1065</mn>
            <mo stretchy="false">+</mo>
            <mn>0.0902</mn>
          </mrow>
          <msup>
            <mi>q</mi>
            <mrow>
              <mi mathvariant="normal">−</mi>
              <mn>1</mn>
            </mrow>
          </msup>
        </mrow>
        <mo stretchy="false">)</mo>
      </mrow>
      <mi>S</mi>
      <mrow>
        <mo stretchy="false">(</mo>
        <msup>
          <mi>q</mi>
          <mrow>
            <mi mathvariant="normal">−</mi>
            <mn>1</mn>
          </mrow>
        </msup>
        <mo stretchy="false">)</mo>
      </mrow>
    </mrow>
    <annotation encoding="StarMath 5.0">1 - 0.786 q^-1 + 0.368 q^-2 = (1 - q^-1) (1 - 1.607 q^-1 + 0.6065 q^-2) R'(q^-1) + q^-1 (0.1065 + 0.0902 q^-1) S(q^-1)</annotation>
  </semantics>
</math>
</file>

<file path=Object 7/content.xml><?xml version="1.0" encoding="utf-8"?>
<math xmlns="http://www.w3.org/1998/Math/MathML">
  <semantics>
    <mrow>
      <mtext>complementary transfer function </mtext>
      <msub>
        <mi>T</mi>
        <mrow>
          <mi>E</mi>
          <mo stretchy="false">→</mo>
          <mi>Y</mi>
        </mrow>
      </msub>
      <mrow>
        <mo stretchy="false">(</mo>
        <mi>s</mi>
        <mo stretchy="false">)</mo>
      </mrow>
      <mtext> has unstable poles at </mtext>
      <mrow>
        <mn>45.07</mn>
        <mi mathvariant="normal">±</mi>
        <mn>1185</mn>
      </mrow>
      <mi>j</mi>
      <mtext> and </mtext>
      <mrow>
        <mn>35.36</mn>
        <mi mathvariant="normal">±</mi>
        <mn>1020.5</mn>
      </mrow>
      <mi>j</mi>
    </mrow>
    <annotation encoding="StarMath 5.0">"complementary transfer function " T_{E toward Y}(s) " has unstable poles at " 45.07 +- 1185 j " and " 35.36 +- 1020.5 j</annotation>
  </semantics>
</math>
</file>

<file path=Object 70/content.xml><?xml version="1.0" encoding="utf-8"?>
<math xmlns="http://www.w3.org/1998/Math/MathML">
  <semantics>
    <mrow>
      <mrow>
        <msub>
          <mi>m</mi>
          <mi>u</mi>
        </msub>
        <mi mathvariant="normal">=</mi>
        <mn>1,</mn>
      </mrow>
      <mi/>
      <mrow>
        <mi>d</mi>
        <mi mathvariant="normal">=</mi>
        <mn>1,</mn>
      </mrow>
      <mtext> so </mtext>
      <msub>
        <mi>n</mi>
        <mi>r</mi>
      </msub>
      <mrow>
        <mrow>
          <mi>'</mi>
          <mi mathvariant="normal">=</mi>
          <mrow>
            <mrow>
              <mi>d</mi>
              <mo stretchy="false">+</mo>
              <msub>
                <mi>m</mi>
                <mi>u</mi>
              </msub>
            </mrow>
            <mi mathvariant="normal">−</mi>
            <mn>1</mn>
          </mrow>
        </mrow>
        <mi mathvariant="normal">=</mi>
        <mn>1</mn>
      </mrow>
      <mtext> therefore </mtext>
      <mi>R</mi>
      <mi>'</mi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row>
          <mn>1</mn>
          <mo stretchy="false">+</mo>
          <msub>
            <mi>r</mi>
            <mn>1</mn>
          </msub>
        </mrow>
      </mrow>
      <mi>'</mi>
      <msup>
        <mi>q</mi>
        <mrow>
          <mi mathvariant="normal">−</mi>
          <mn>1</mn>
        </mrow>
      </msup>
    </mrow>
    <annotation encoding="StarMath 5.0">m_u = 1,` d = 1, " so " n_r' = d + m_u - 1 = 1 " therefore " R'(q^-1) = 1 + r_1' q^-1</annotation>
  </semantics>
</math>
</file>

<file path=Object 71/content.xml><?xml version="1.0" encoding="utf-8"?>
<math xmlns="http://www.w3.org/1998/Math/MathML">
  <semantics>
    <mrow>
      <mtext>From bezout, </mtext>
      <mi>R</mi>
      <mi>'</mi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row>
          <mn>1</mn>
          <mo stretchy="false">+</mo>
          <mn>0.5935</mn>
        </mrow>
      </mrow>
      <msup>
        <mi>q</mi>
        <mrow>
          <mi mathvariant="normal">−</mi>
          <mn>1</mn>
        </mrow>
      </msup>
      <mi>,</mi>
      <mi/>
      <mrow>
        <mi>S</mi>
        <mi mathvariant="normal">=</mi>
        <mrow>
          <mn>11.52</mn>
          <mi mathvariant="normal">−</mi>
          <mn>12.55</mn>
        </mrow>
      </mrow>
      <mrow>
        <msup>
          <mi>q</mi>
          <mrow>
            <mi mathvariant="normal">−</mi>
            <mn>1</mn>
          </mrow>
        </msup>
        <mo stretchy="false">+</mo>
        <mn>3.99</mn>
      </mrow>
      <msup>
        <mi>q</mi>
        <mrow>
          <mi mathvariant="normal">−</mi>
          <mn>2</mn>
        </mrow>
      </msup>
    </mrow>
    <annotation encoding="StarMath 5.0">"From bezout, " R'(q^-1) = 1 + 0.5935 q^-1 ,` S = 11.52 - 12.55 q^-1 + 3.99 q^-2</annotation>
  </semantics>
</math>
</file>

<file path=Object 72/content.xml><?xml version="1.0" encoding="utf-8"?>
<math xmlns="http://www.w3.org/1998/Math/MathML">
  <semantics>
    <mrow>
      <mi>R</mi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i>R</mi>
      </mrow>
      <mi>'</mi>
      <mrow>
        <mo stretchy="false">(</mo>
        <msup>
          <mi>q</mi>
          <mrow>
            <mi mathvariant="normal">−</mi>
            <mn>1</mn>
          </mrow>
        </msup>
        <mo stretchy="false">)</mo>
      </mrow>
      <msub>
        <mi>A</mi>
        <mi>d</mi>
      </msub>
      <mrow>
        <mo stretchy="false">(</mo>
        <msup>
          <mi>q</mi>
          <mrow>
            <mi mathvariant="normal">−</mi>
            <mn>1</mn>
          </mrow>
        </msup>
        <mo stretchy="false">)</mo>
      </mrow>
      <msup>
        <mi>B</mi>
        <mi>s</mi>
      </msup>
      <mrow>
        <mrow>
          <mo stretchy="false">(</mo>
          <msup>
            <mi>q</mi>
            <mrow>
              <mi mathvariant="normal">−</mi>
              <mn>1</mn>
            </mrow>
          </msup>
          <mo stretchy="false">)</mo>
        </mrow>
        <mi mathvariant="normal">=</mi>
        <mrow>
          <mo stretchy="false">(</mo>
          <mrow>
            <mrow>
              <mn>1</mn>
              <mo stretchy="false">+</mo>
              <mn>0.5935</mn>
            </mrow>
            <msup>
              <mi>q</mi>
              <mrow>
                <mi mathvariant="normal">−</mi>
                <mn>1</mn>
              </mrow>
            </msup>
          </mrow>
          <mo stretchy="false">)</mo>
        </mrow>
      </mrow>
      <mrow>
        <mrow>
          <mo stretchy="false">(</mo>
          <mrow>
            <mn>1</mn>
            <mi mathvariant="normal">−</mi>
            <msup>
              <mi>q</mi>
              <mrow>
                <mi mathvariant="normal">−</mi>
                <mn>1</mn>
              </mrow>
            </msup>
          </mrow>
          <mo stretchy="false">)</mo>
        </mrow>
        <mi mathvariant="normal">=</mi>
        <mrow>
          <mn>1</mn>
          <mi mathvariant="normal">−</mi>
          <mn>0.4065</mn>
        </mrow>
      </mrow>
      <mrow>
        <msup>
          <mi>q</mi>
          <mrow>
            <mi mathvariant="normal">−</mi>
            <mn>1</mn>
          </mrow>
        </msup>
        <mi mathvariant="normal">−</mi>
        <mn>0.5935</mn>
      </mrow>
      <msup>
        <mi>q</mi>
        <mrow>
          <mi mathvariant="normal">−</mi>
          <mn>2</mn>
        </mrow>
      </msup>
    </mrow>
    <annotation encoding="StarMath 5.0">R(q^-1) = R'(q^-1) A_d(q^-1) B^s(q^-1) = (1 + 0.5935 q^-1) (1 - q^-1) = 1 - 0.4065 q^-1 - 0.5935 q^-2</annotation>
  </semantics>
</math>
</file>

<file path=Object 73/content.xml><?xml version="1.0" encoding="utf-8"?>
<math xmlns="http://www.w3.org/1998/Math/MathML">
  <semantics>
    <mrow>
      <mtext>Feedforward from zero-phase error tracking: </mtext>
      <mi>T</mi>
      <mrow>
        <mrow>
          <mo stretchy="false">(</mo>
          <mrow>
            <msup>
              <mi>q</mi>
              <mrow>
                <mi mathvariant="normal">−</mi>
                <mn>1</mn>
              </mrow>
            </msup>
            <mi>,</mi>
            <mi>q</mi>
          </mrow>
          <mo stretchy="false">)</mo>
        </mrow>
        <mi mathvariant="normal">=</mi>
        <msub>
          <mi>A</mi>
          <mi>c</mi>
        </msub>
      </mrow>
      <mi>'</mi>
      <mrow>
        <mo stretchy="false">(</mo>
        <msup>
          <mi>q</mi>
          <mrow>
            <mi mathvariant="normal">−</mi>
            <mn>1</mn>
          </mrow>
        </msup>
        <mo stretchy="false">)</mo>
      </mrow>
      <msup>
        <mi>q</mi>
        <mi>d</mi>
      </msup>
      <mfrac>
        <mrow>
          <msup>
            <mi>B</mi>
            <mi>u</mi>
          </msup>
          <mrow>
            <mo stretchy="false">(</mo>
            <mi>q</mi>
            <mo stretchy="false">)</mo>
          </mrow>
        </mrow>
        <msup>
          <mrow>
            <mi stretchy="false" mathvariant="normal">[</mi>
            <mrow>
              <msup>
                <mi>B</mi>
                <mi>u</mi>
              </msup>
              <mrow>
                <mo stretchy="false">(</mo>
                <mn>1</mn>
                <mo stretchy="false">)</mo>
              </mrow>
            </mrow>
            <mi stretchy="false" mathvariant="normal">]</mi>
          </mrow>
          <mn>2</mn>
        </msup>
      </mfrac>
    </mrow>
    <annotation encoding="StarMath 5.0">"Feedforward from zero-phase error tracking: " T(q^-1 , q) = A_c'(q^-1) q^d {B^u(q)} over [B^u(1)]^2</annotation>
  </semantics>
</math>
</file>

<file path=Object 74/content.xml><?xml version="1.0" encoding="utf-8"?>
<math xmlns="http://www.w3.org/1998/Math/MathML">
  <semantics>
    <mrow>
      <mi>T</mi>
      <mrow>
        <mrow>
          <mo stretchy="false">(</mo>
          <mrow>
            <msup>
              <mi>q</mi>
              <mrow>
                <mi mathvariant="normal">−</mi>
                <mn>1</mn>
              </mrow>
            </msup>
            <mi>,</mi>
            <mi>q</mi>
          </mrow>
          <mo stretchy="false">)</mo>
        </mrow>
        <mi mathvariant="normal">=</mi>
        <mrow>
          <mo stretchy="false">(</mo>
          <mrow>
            <mrow>
              <mn>1</mn>
              <mi mathvariant="normal">−</mi>
              <mn>0.786</mn>
            </mrow>
            <mrow>
              <msup>
                <mi>q</mi>
                <mrow>
                  <mi mathvariant="normal">−</mi>
                  <mn>1</mn>
                </mrow>
              </msup>
              <mo stretchy="false">+</mo>
              <mn>0.368</mn>
            </mrow>
            <msup>
              <mi>q</mi>
              <mrow>
                <mi mathvariant="normal">−</mi>
                <mn>2</mn>
              </mrow>
            </msup>
          </mrow>
          <mo stretchy="false">)</mo>
        </mrow>
      </mrow>
      <mi>q</mi>
      <mrow>
        <mfrac>
          <mrow>
            <mrow>
              <mn>0.1065</mn>
              <mo stretchy="false">+</mo>
              <mn>0.0902</mn>
            </mrow>
            <mi>q</mi>
          </mrow>
          <msup>
            <mrow>
              <mo stretchy="false">(</mo>
              <mrow>
                <mn>0.1065</mn>
                <mo stretchy="false">+</mo>
                <mn>0.0902</mn>
              </mrow>
              <mo stretchy="false">)</mo>
            </mrow>
            <mn>2</mn>
          </msup>
        </mfrac>
        <mi mathvariant="normal">=</mi>
        <mn>2.331</mn>
      </mrow>
      <mrow>
        <msup>
          <mi>q</mi>
          <mn>2</mn>
        </msup>
        <mo stretchy="false">+</mo>
        <mn>0.9208</mn>
      </mrow>
      <mrow>
        <mrow>
          <mi>q</mi>
          <mi mathvariant="normal">−</mi>
          <mn>1.306</mn>
        </mrow>
        <mo stretchy="false">+</mo>
        <mn>1.013</mn>
      </mrow>
      <msup>
        <mi>q</mi>
        <mrow>
          <mi mathvariant="normal">−</mi>
          <mn>1</mn>
        </mrow>
      </msup>
    </mrow>
    <annotation encoding="StarMath 5.0">T(q^-1 , q) = (1 - 0.786 q^-1 + 0.368 q^-2) q {0.1065 + 0.0902 q} over (0.1065 + 0.0902)^2 = 2.331 q^2 + 0.9208 q - 1.306 + 1.013 q^-1</annotation>
  </semantics>
</math>
</file>

<file path=Object 75/content.xml><?xml version="1.0" encoding="utf-8"?>
<math xmlns="http://www.w3.org/1998/Math/MathML">
  <semantics>
    <mrow>
      <mtext>Transfer function from </mtext>
      <msub>
        <mi>u</mi>
        <mi>s</mi>
      </msub>
      <mtext> to </mtext>
      <mi>u</mi>
      <mtext> is acausal, but we can simulate a delayed version then shift the result</mtext>
    </mrow>
    <annotation encoding="StarMath 5.0">"Transfer function from " u_s " to " u " is acausal, but we can simulate a delayed version then shift the result"</annotation>
  </semantics>
</math>
</file>

<file path=Object 76/content.xml><?xml version="1.0" encoding="utf-8"?>
<math xmlns="http://www.w3.org/1998/Math/MathML">
  <semantics>
    <mtext>Other than the slight inconvenience of acausality, the results with the zero-phase feedforward were</mtext>
    <annotation encoding="StarMath 5.0">"Other than the slight inconvenience of acausality, the results with the zero-phase feedforward were"</annotation>
  </semantics>
</math>
</file>

<file path=Object 77/content.xml><?xml version="1.0" encoding="utf-8"?>
<math xmlns="http://www.w3.org/1998/Math/MathML">
  <semantics>
    <mtext>considerably cleaner. The control input was oscillatory when cancelling all the zeros, but well-behaved</mtext>
    <annotation encoding="StarMath 5.0">"considerably cleaner. The control input was oscillatory when cancelling all the zeros, but well-behaved"</annotation>
  </semantics>
</math>
</file>

<file path=Object 78/content.xml><?xml version="1.0" encoding="utf-8"?>
<math xmlns="http://www.w3.org/1998/Math/MathML">
  <semantics>
    <mtext>with the feed-forward and no cancelled zeros. That may be due to the fact that one of the plant zeros</mtext>
    <annotation encoding="StarMath 5.0">"with the feed-forward and no cancelled zeros. That may be due to the fact that one of the plant zeros"</annotation>
  </semantics>
</math>
</file>

<file path=Object 79/content.xml><?xml version="1.0" encoding="utf-8"?>
<math xmlns="http://www.w3.org/1998/Math/MathML">
  <semantics>
    <mtext>was -0.847, close to the unit circle.</mtext>
    <annotation encoding="StarMath 5.0">"was -0.847, close to the unit circle."</annotation>
  </semantics>
</math>
</file>

<file path=Object 8/content.xml><?xml version="1.0" encoding="utf-8"?>
<math xmlns="http://www.w3.org/1998/Math/MathML">
  <semantics>
    <mtext>so the closed-loop feedback system with the actual plant model is not stable.</mtext>
    <annotation encoding="StarMath 5.0">"so the closed-loop feedback system with the actual plant model is not stable."</annotation>
  </semantics>
</math>
</file>

<file path=Object 80/content.xml><?xml version="1.0" encoding="utf-8"?>
<math xmlns="http://www.w3.org/1998/Math/MathML">
  <semantics>
    <mrow>
      <mtext>between </mtext>
      <mi>y</mi>
      <mrow>
        <mo stretchy="false">(</mo>
        <mi>k</mi>
        <mo stretchy="false">)</mo>
      </mrow>
      <mtext> and </mtext>
      <msub>
        <mi>y</mi>
        <mi>d</mi>
      </msub>
      <mrow>
        <mo stretchy="false">(</mo>
        <mi>k</mi>
        <mo stretchy="false">)</mo>
      </mrow>
      <mtext>. If disturbance is expected to be constant, then a step causes a temporary</mtext>
    </mrow>
    <annotation encoding="StarMath 5.0">"between " y(k) " and " y_d(k) ". If disturbance is expected to be constant, then a step causes a temporary"</annotation>
  </semantics>
</math>
</file>

<file path=Object 81/content.xml><?xml version="1.0" encoding="utf-8"?>
<math xmlns="http://www.w3.org/1998/Math/MathML">
  <semantics>
    <mtext>mismatch but the controller compensates and returns after the disturbance is again constant. The value</mtext>
    <annotation encoding="StarMath 5.0">"mismatch but the controller compensates and returns after the disturbance is again constant. The value"</annotation>
  </semantics>
</math>
</file>

<file path=Object 82/content.xml><?xml version="1.0" encoding="utf-8"?>
<math xmlns="http://www.w3.org/1998/Math/MathML">
  <semantics>
    <mtext>of the control input goes to a nonzero value which cancels the disturbance.</mtext>
    <annotation encoding="StarMath 5.0">"of the control input goes to a nonzero value which cancels the disturbance."</annotation>
  </semantics>
</math>
</file>

<file path=Object 9/content.xml><?xml version="1.0" encoding="utf-8"?>
<math xmlns="http://www.w3.org/1998/Math/MathML">
  <semantics>
    <mrow>
      <msub>
        <mi>G</mi>
        <mi>p</mi>
      </msub>
      <mrow>
        <mrow>
          <mo stretchy="false">(</mo>
          <mi>s</mi>
          <mo stretchy="false">)</mo>
        </mrow>
        <mi mathvariant="normal">=</mi>
        <mfrac>
          <msubsup>
            <mo stretchy="false">ω</mo>
            <mi>b</mi>
            <mn>2</mn>
          </msubsup>
          <mrow>
            <mrow>
              <msup>
                <mi>s</mi>
                <mn>2</mn>
              </msup>
              <mo stretchy="false">+</mo>
              <mn>2</mn>
            </mrow>
            <msub>
              <mo stretchy="false">ζ</mo>
              <mi>b</mi>
            </msub>
            <msub>
              <mo stretchy="false">ω</mo>
              <mi>b</mi>
            </msub>
            <mrow>
              <mi>s</mi>
              <mo stretchy="false">+</mo>
              <msubsup>
                <mo stretchy="false">ω</mo>
                <mi>b</mi>
                <mn>2</mn>
              </msubsup>
            </mrow>
          </mrow>
        </mfrac>
      </mrow>
      <mi>,</mi>
      <mi/>
      <mrow>
        <msub>
          <mo stretchy="false">ζ</mo>
          <mi>b</mi>
        </msub>
        <mi mathvariant="normal">=</mi>
        <mn>0.707,</mn>
      </mrow>
      <mi/>
      <mrow>
        <msub>
          <mo stretchy="false">ω</mo>
          <mi>b</mi>
        </msub>
        <mi mathvariant="normal">=</mi>
        <mn>10</mn>
      </mrow>
      <mtext>rad/s</mtext>
    </mrow>
    <annotation encoding="StarMath 5.0">G_p(s) = %omega_b^2 over {s^2 + 2 %zeta_b %omega_b s + %omega_b^2} ,` %zeta_b = 0.707,` %omega_b = 10 "rad/s"</annotation>
  </semantics>
</math>
</file>